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e6e64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cccc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1cm" fo:min-width="2.829cm"/>
    </style:style>
    <style:style style:name="gr5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="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ff6633" draw:textarea-horizontal-align="justify" draw:textarea-vertical-align="middle" draw:auto-grow-height="false" fo:min-height="0cm" fo:min-width="0cm"/>
    </style:style>
    <style:style style:name="gr8" style:family="graphic">
      <style:graphic-properties style:protect="size"/>
    </style:style>
    <style:style style:name="gr9" style:family="graphic" style:parent-style-name="objectwithoutfill">
      <style:graphic-properties draw:stroke="dash" draw:stroke-dash="Fine_20_Dotted" svg:stroke-width="0.1cm" svg:stroke-color="#ff3333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fill="solid" draw:fill-color="#993366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ffffff" draw:fill="none" draw:fill-color="#ffffff" draw:auto-grow-height="true" draw:auto-grow-width="false" fo:max-height="0cm" fo:min-height="1.55cm"/>
    </style:style>
    <style:style style:name="gr13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dash" draw:stroke-dash="Ultrafine_20_Dashed" svg:stroke-width="0.1cm" svg:stroke-color="#800000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draw:stroke="dash" draw:stroke-dash="Fine_20_Dotted" svg:stroke-width="0.1cm" svg:stroke-color="#00ff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svg:stroke-width="0.2cm" svg:stroke-color="#ff00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draw:stroke="dash" draw:stroke-dash="Fine_20_Dotted" draw:textarea-horizontal-align="center" draw:textarea-vertical-align="middle"/>
    </style:style>
    <style:style style:name="gr19" style:family="graphic" style:parent-style-name="standard">
      <style:graphic-properties draw:stroke="dash" draw:stroke-dash="Fine_20_Dotted" svg:stroke-width="0cm" svg:stroke-color="#000000" draw:marker-start-width="0.2cm" draw:marker-end="" draw:marker-end-width="0.3cm" draw:textarea-horizontal-align="center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draw:stroke="dash" draw:stroke-dash="Fine_20_Dashed" draw:fill="solid" draw:fill-color="#ccccff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dash" draw:stroke-dash="Fine_20_Dotted" svg:stroke-width="0cm" svg:stroke-color="#000000" draw:marker-end="" draw:marker-end-width="0.3cm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952cm"/>
    </style:style>
    <style:style style:name="gr24" style:family="graphic" style:parent-style-name="standard">
      <style:graphic-properties draw:stroke="dash" draw:stroke-dash="Fine_20_Dotted" svg:stroke-width="0cm" svg:stroke-color="#000000" draw:textarea-horizontal-align="center" draw:textarea-vertical-align="middle"/>
    </style:style>
    <style:style style:name="gr25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svg:stroke-width="0.2cm" svg:stroke-color="#ff0000" draw:marker-start="Arrow" draw:marker-start-width="0.5cm" draw:marker-end="" draw:marker-end-width="0.6cm" draw:textarea-horizontal-align="center" draw:textarea-vertical-align="middle" fo:padding-top="0.225cm" fo:padding-bottom="0.225cm" fo:padding-left="0.35cm" fo:padding-right="0.35cm"/>
    </style:style>
    <style:style style:name="gr27" style:family="graphic" style:parent-style-name="standard">
      <style:graphic-properties draw:stroke="dash" draw:stroke-dash="Fine_20_Dashed" draw:textarea-horizontal-align="justify" draw:textarea-vertical-align="middle" draw:auto-grow-height="false" fo:min-height="0cm" fo:min-width="0cm"/>
    </style:style>
    <style:style style:name="pr1" style:family="presentation" style:parent-style-name="Varsayılan-notes">
      <style:graphic-properties draw:fill-color="#ffffff" fo:min-height="13.114cm"/>
    </style:style>
    <style:style style:name="pr2" style:family="presentation" style:parent-style-name="Varsayılan-notes">
      <style:graphic-properties draw:fill-color="#ffffff" draw:auto-grow-height="true" fo:min-height="13.365cm"/>
    </style:style>
    <style:style style:name="pr3" style:family="presentation" style:parent-style-name="Varsayılan-notes">
      <style:graphic-properties draw:fill-color="#ffffff" fo:min-height="12.336cm"/>
    </style:style>
    <style:style style:name="pr4" style:family="presentation" style:parent-style-name="Varsayılan-notes">
      <style:graphic-properties draw:fill-color="#ffffff" fo:min-height="11.605cm"/>
    </style:style>
    <style:style style:name="pr5" style:family="presentation" style:parent-style-name="Varsayılan-notes">
      <style:graphic-properties draw:fill-color="#ffffff" fo:min-height="10.917cm"/>
    </style:style>
    <style:style style:name="pr6" style:family="presentation" style:parent-style-name="Varsayılan-notes">
      <style:graphic-properties draw:fill-color="#ffffff" fo:min-height="10.27cm"/>
    </style:style>
    <style:style style:name="pr7" style:family="presentation" style:parent-style-name="Varsayılan-notes">
      <style:graphic-properties draw:fill-color="#ffffff" fo:min-height="9.661cm"/>
    </style:style>
    <style:style style:name="pr8" style:family="presentation" style:parent-style-name="Varsayılan-notes">
      <style:graphic-properties draw:fill-color="#ffffff" fo:min-height="9.088cm"/>
    </style:style>
    <style:style style:name="pr9" style:family="presentation" style:parent-style-name="Varsayılan-notes">
      <style:graphic-properties draw:fill-color="#ffffff" fo:min-height="8.549cm"/>
    </style:style>
    <style:style style:name="pr10" style:family="presentation" style:parent-style-name="Varsayılan-notes">
      <style:graphic-properties draw:fill-color="#ffffff" fo:min-height="8.042cm"/>
    </style:style>
    <style:style style:name="pr11" style:family="presentation" style:parent-style-name="Varsayılan-notes">
      <style:graphic-properties draw:fill-color="#ffffff" draw:auto-grow-height="true" fo:min-height="12.573cm"/>
    </style:style>
    <style:style style:name="pr12" style:family="presentation" style:parent-style-name="Varsayılan-notes">
      <style:graphic-properties draw:fill-color="#ffffff" draw:auto-grow-height="true" fo:min-height="11.82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24pt" fo:font-weight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text-properties fo:font-size="24pt" fo:font-weight="bold"/>
    </style:style>
    <style:style style:name="P6" style:family="paragraph">
      <style:paragraph-properties fo:margin-left="0cm" fo:margin-right="0cm" fo:text-indent="0cm"/>
      <style:text-properties fo:color="#ffffff" fo:text-shadow="1pt 1pt"/>
    </style:style>
    <style:style style:name="P7" style:family="paragraph">
      <style:paragraph-properties fo:margin-left="0cm" fo:margin-right="0cm" style:line-spacing="0.2cm" fo:text-align="center" fo:text-indent="0cm"/>
      <style:text-properties fo:color="#000000" fo:text-shadow="none" fo:font-weight="normal"/>
    </style:style>
    <style:style style:name="P8" style:family="paragraph">
      <style:paragraph-properties style:line-spacing="0.2cm"/>
      <style:text-properties fo:color="#000000" fo:text-shadow="none" fo:font-weight="normal"/>
    </style:style>
    <style:style style:name="P9" style:family="paragraph">
      <style:paragraph-properties fo:margin-left="0cm" fo:margin-right="0cm" style:line-spacing="0.2cm" fo:text-align="center" fo:text-indent="0cm"/>
      <style:text-properties fo:color="#ffffff" fo:text-shadow="none" fo:font-weight="normal"/>
    </style:style>
    <style:style style:name="P10" style:family="paragraph">
      <style:paragraph-properties style:line-spacing="0.2cm"/>
      <style:text-properties fo:color="#ffffff" fo:text-shadow="none" fo:font-weight="normal"/>
    </style:style>
    <style:style style:name="P11" style:family="paragraph">
      <style:paragraph-properties fo:margin-left="0cm" fo:margin-right="0cm" fo:text-indent="0cm"/>
      <style:text-properties fo:color="#ff0000"/>
    </style:style>
    <style:style style:name="P12" style:family="paragraph">
      <style:text-properties fo:color="#ff0000"/>
    </style:style>
    <style:style style:name="P13" style:family="paragraph">
      <style:text-properties fo:color="#23ff23"/>
    </style:style>
    <style:style style:name="P14" style:family="paragraph">
      <style:paragraph-properties fo:margin-left="0.6cm" fo:margin-right="0cm" fo:text-indent="-0.6cm"/>
    </style:style>
    <style:style style:name="P15" style:family="paragraph">
      <style:paragraph-properties fo:margin-left="0cm" fo:margin-right="0cm" fo:text-indent="0cm"/>
      <style:text-properties fo:font-size="24pt"/>
    </style:style>
    <style:style style:name="P16" style:family="paragraph">
      <style:paragraph-properties fo:margin-left="0.6cm" fo:margin-right="0cm" fo:text-indent="-0.6cm"/>
      <style:text-properties fo:font-size="18.7999992370605pt"/>
    </style:style>
    <style:style style:name="P17" style:family="paragraph">
      <style:paragraph-properties fo:margin-left="0cm" fo:margin-right="0cm" fo:text-indent="0cm"/>
      <style:text-properties fo:color="#ffffff" fo:font-size="18pt" fo:text-shadow="1pt 1pt"/>
    </style:style>
    <style:style style:name="P18" style:family="paragraph">
      <style:paragraph-properties fo:margin-left="0cm" fo:margin-right="0cm" style:line-spacing="0.2cm" fo:text-align="center" fo:text-indent="0cm"/>
      <style:text-properties fo:color="#000000" fo:font-size="18pt" fo:text-shadow="none" fo:font-weight="normal"/>
    </style:style>
    <style:style style:name="P19" style:family="paragraph">
      <style:paragraph-properties fo:margin-left="0.6cm" fo:margin-right="0cm" fo:text-indent="-0.6cm"/>
      <style:text-properties fo:font-size="17.7000007629395pt"/>
    </style:style>
    <style:style style:name="P20" style:family="paragraph">
      <style:paragraph-properties fo:margin-left="0.6cm" fo:margin-right="0cm" fo:text-indent="-0.6cm"/>
      <style:text-properties fo:font-size="16.6000003814697pt"/>
    </style:style>
    <style:style style:name="P21" style:family="paragraph">
      <style:paragraph-properties fo:margin-left="0cm" fo:margin-right="0cm" style:line-spacing="0.2cm" fo:text-align="center" fo:text-indent="0cm"/>
      <style:text-properties fo:color="#ffffff" fo:font-size="18pt" fo:text-shadow="none" fo:font-weight="normal"/>
    </style:style>
    <style:style style:name="P22" style:family="paragraph">
      <style:paragraph-properties fo:margin-left="0.6cm" fo:margin-right="0cm" fo:text-indent="-0.6cm"/>
      <style:text-properties fo:font-size="15.6000003814697pt"/>
    </style:style>
    <style:style style:name="P23" style:family="paragraph">
      <style:paragraph-properties fo:margin-left="0.6cm" fo:margin-right="0cm" fo:text-indent="-0.6cm"/>
      <style:text-properties fo:font-size="14.6999998092651pt"/>
    </style:style>
    <style:style style:name="P24" style:family="paragraph">
      <style:paragraph-properties fo:margin-left="0.6cm" fo:margin-right="0cm" fo:text-indent="-0.6cm"/>
      <style:text-properties fo:font-size="13.8000001907349pt"/>
    </style:style>
    <style:style style:name="P25" style:family="paragraph">
      <style:paragraph-properties fo:margin-left="0.6cm" fo:margin-right="0cm" fo:text-indent="-0.6cm"/>
      <style:text-properties fo:font-size="13pt"/>
    </style:style>
    <style:style style:name="P26" style:family="paragraph">
      <style:paragraph-properties fo:margin-left="0.6cm" fo:margin-right="0cm" fo:text-indent="-0.6cm"/>
      <style:text-properties fo:font-size="12.1999998092651pt"/>
    </style:style>
    <style:style style:name="P27" style:family="paragraph">
      <style:paragraph-properties fo:margin-left="0cm" fo:margin-right="0cm" fo:text-indent="0cm"/>
      <style:text-properties fo:font-size="18pt"/>
    </style:style>
    <style:style style:name="P28" style:family="paragraph">
      <style:paragraph-properties fo:margin-left="0cm" fo:margin-right="0cm" style:line-spacing="0.2cm" fo:text-indent="0cm"/>
      <style:text-properties fo:font-size="18pt"/>
    </style:style>
    <style:style style:name="T1" style:family="text">
      <style:text-properties fo:font-size="24pt" fo:font-weight="bold"/>
    </style:style>
    <style:style style:name="T2" style:family="text">
      <style:text-properties fo:color="#ffffff" fo:text-shadow="1pt 1pt"/>
    </style:style>
    <style:style style:name="T3" style:family="text">
      <style:text-properties fo:color="#000000" fo:text-shadow="none" fo:font-weight="normal"/>
    </style:style>
    <style:style style:name="T4" style:family="text">
      <style:text-properties fo:color="#ff0000"/>
    </style:style>
    <style:style style:name="T5" style:family="text">
      <style:text-properties fo:color="#23ff23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osyalar" draw:style-name="dp1" draw:master-page-name="Varsayılan">
        <office:forms form:automatic-focus="false" form:apply-design-mode="false"/>
        <draw:frame draw:style-name="gr1" draw:layer="layout" svg:width="7.495cm" svg:height="0.988cm" svg:x="3.17cm" svg:y="13.1cm">
          <draw:text-box>
            <text:p text:style-name="P1">/etc/comar/model.xml</text:p>
          </draw:text-box>
        </draw:frame>
        <draw:frame draw:style-name="gr1" draw:layer="layout" svg:width="6.327cm" svg:height="0.988cm" svg:x="15cm" svg:y="4.83cm">
          <draw:text-box>
            <text:p text:style-name="P1">/var/log/comar.log</text:p>
          </draw:text-box>
        </draw:frame>
        <draw:frame draw:style-name="gr1" draw:layer="layout" svg:width="7.529cm" svg:height="0.988cm" svg:x="17.561cm" svg:y="13.1cm">
          <draw:text-box>
            <text:p text:style-name="P1">/var/run/comar.socket</text:p>
          </draw:text-box>
        </draw:frame>
        <draw:frame draw:style-name="gr1" draw:layer="layout" svg:width="5.205cm" svg:height="0.988cm" svg:x="15.8cm" svg:y="17.5cm">
          <draw:text-box>
            <text:p text:style-name="P1">/var/db/comar/</text:p>
          </draw:text-box>
        </draw:frame>
        <draw:custom-shape draw:style-name="gr2" draw:text-style-name="P2" draw:id="id4" draw:layer="layout" svg:width="2.5cm" svg:height="3.25cm" svg:x="5.4cm" svg:y="9.838cm">
          <text:p text:style-name="P1"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draw:id="id2">
          <draw:custom-shape draw:style-name="gr3" draw:text-style-name="P2" draw:layer="layout" svg:width="5cm" svg:height="5.1cm" svg:x="11.1cm" svg:y="8.913cm">
            <text:p text:style-name="P1"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4" draw:text-style-name="P3" draw:layer="layout" svg:width="3.995cm" svg:height="1.237cm" svg:x="11.636cm" svg:y="10.838cm">
            <draw:text-box>
              <text:p text:style-name="P3"><text:span text:style-name="T1">ÇOMAR</text:span></text:p>
            </draw:text-box>
          </draw:frame>
        </draw:g>
        <draw:custom-shape draw:style-name="gr2" draw:text-style-name="P2" draw:id="id1" draw:layer="layout" svg:width="4.3cm" svg:height="3cm" svg:x="11.45cm" svg:y="16.4cm">
          <text:p text:style-name="P1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id="id3" draw:layer="layout" svg:width="2.5cm" svg:height="3.25cm" svg:x="12.35cm" svg:y="3.8cm">
          <text:p text:style-name="P1"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" draw:text-style-name="P2" draw:layer="layout" svg:x1="13.599cm" svg:y1="16.4cm" svg:x2="13.6cm" svg:y2="14.013cm" draw:start-shape="id1" draw:start-glue-point="5" draw:end-shape="id2" draw:end-glue-point="2">
          <text:p text:style-name="P1"/>
        </draw:connector>
        <draw:connector draw:style-name="gr6" draw:text-style-name="P2" draw:layer="layout" svg:x1="13.6cm" svg:y1="8.913cm" svg:x2="13.599cm" svg:y2="7.05cm" draw:start-shape="id2" draw:start-glue-point="0" draw:end-shape="id3" draw:end-glue-point="6">
          <text:p text:style-name="P1"/>
        </draw:connector>
        <draw:connector draw:style-name="gr6" draw:text-style-name="P2" draw:layer="layout" svg:x1="7.9cm" svg:y1="11.462cm" svg:x2="11.1cm" svg:y2="11.463cm" draw:start-shape="id4" draw:start-glue-point="7" draw:end-shape="id2" draw:end-glue-point="3">
          <text:p text:style-name="P1"/>
        </draw:connector>
        <draw:custom-shape draw:style-name="gr7" draw:text-style-name="P2" draw:id="id5" draw:layer="layout" svg:width="3.1cm" svg:height="3.09cm" svg:x="19.8cm" svg:y="9.91cm">
          <text:p text:style-name="P1"/>
          <draw:enhanced-geometry svg:viewBox="0 0 21600 21600" draw:path-stretchpoint-x="10800" draw:path-stretchpoint-y="10800" draw:text-areas="0 ?f1 ?f4 ?f10" draw:type="cube" draw:modifiers="5400" draw:enhanced-path="M 0 ?f10 L 0 ?f1 ?f2 0 ?f9 0 ?f9 ?f3 ?f4 ?f10 Z N M 0 ?f1 L ?f2 0 ?f9 0 ?f4 ?f1 Z N M ?f4 ?f10 L ?f4 ?f1 ?f9 0 ?f9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21600-?f2 "/>
            <draw:equation draw:name="f6" draw:formula="?f5 /2"/>
            <draw:equation draw:name="f7" draw:formula="?f2 +?f6 "/>
            <draw:equation draw:name="f8" draw:formula="?f4 /2"/>
            <draw:equation draw:name="f9" draw:formula="right"/>
            <draw:equation draw:name="f10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5" draw:text-style-name="P2" draw:layer="layout" svg:x1="16.1cm" svg:y1="11.463cm" svg:x2="19.8cm" svg:y2="11.455cm" draw:start-shape="id2" draw:start-glue-point="1" draw:end-shape="id5" draw:end-glue-point="3">
          <text:p text:style-name="P1"/>
        </draw:connector>
        <draw:frame draw:style-name="gr1" draw:layer="layout" svg:width="2.669cm" svg:height="1.725cm" svg:x="5.331cm" svg:y="10.3cm">
          <draw:text-box>
            <text:p text:style-name="P4">Sistem</text:p>
            <text:p text:style-name="P4">Modeli</text:p>
          </draw:text-box>
        </draw:frame>
        <draw:frame draw:style-name="gr1" draw:layer="layout" svg:width="2.775cm" svg:height="1.725cm" svg:x="12.2cm" svg:y="4.3cm">
          <draw:text-box>
            <text:p text:style-name="P4">Kayıt</text:p>
            <text:p text:style-name="P4">Kütüğü</text:p>
          </draw:text-box>
        </draw:frame>
        <draw:frame draw:style-name="gr1" draw:layer="layout" svg:width="3.779cm" svg:height="0.988cm" svg:x="11.821cm" svg:y="17.8cm">
          <draw:text-box>
            <text:p text:style-name="P1">Veritabanı</text:p>
          </draw:text-box>
        </draw:frame>
        <draw:frame draw:style-name="gr1" draw:layer="layout" svg:width="2.301cm" svg:height="1.725cm" svg:x="19.8cm" svg:y="11.062cm">
          <draw:text-box>
            <text:p text:style-name="P4">Unix</text:p>
            <text:p text:style-name="P4">Soket</text:p>
          </draw:text-box>
        </draw:frame>
        <draw:frame draw:style-name="gr1" draw:text-style-name="P5" draw:layer="layout" svg:width="11.881cm" svg:height="1.237cm" svg:x="7.7cm" svg:y="2.001cm">
          <draw:text-box>
            <text:p text:style-name="P1"><text:span text:style-name="T1">Çomar Sistem Yerleşimi</text:span></text:p>
          </draw:text-box>
        </draw:frame>
        <presentation:notes draw:style-name="dp2">
          <draw:page-thumbnail draw:style-name="gr8" draw:layer="layout" svg:width="14.848cm" svg:height="11.136cm" svg:x="3.07cm" svg:y="2.257cm" draw:page-number="1" presentation:class="page"/>
          <draw:frame presentation:style-name="pr1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Süreçler" draw:style-name="dp1" draw:master-page-name="Varsayılan">
        <office:forms form:automatic-focus="false" form:apply-design-mode="false"/>
        <draw:polygon draw:style-name="gr9" draw:text-style-name="P2" draw:layer="layout" svg:width="13.3cm" svg:height="8cm" svg:x="1.5cm" svg:y="6.1cm" svg:viewBox="0 0 13301 8001" draw:points="0,1900 7300,2000 9300,0 13300,4200 9300,8000 7800,6500 0,6400">
          <text:p text:style-name="P1"/>
        </draw:polygon>
        <draw:custom-shape draw:style-name="gr3" draw:text-style-name="P2" draw:layer="layout" svg:width="6cm" svg:height="6cm" svg:x="7.902cm" svg:y="7.192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draw:layer="layout" svg:width="4cm" svg:height="4cm" svg:x="8.902cm" svg:y="8.192cm">
          <text:p text:style-name="P1"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custom-shape draw:style-name="gr3" draw:text-style-name="P2" draw:id="id6" draw:layer="layout" svg:width="3.5cm" svg:height="3.5cm" svg:x="2.3cm" svg:y="8.442cm">
          <text:p text:style-name="P1"/>
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8" draw:layer="layout" svg:width="3.5cm" svg:height="3.5cm" svg:x="9.152cm" svg:y="15.1cm">
          <text:p text:style-name="P1"/>
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7" draw:layer="layout" svg:width="3.5cm" svg:height="3.5cm" svg:x="16.052cm" svg:y="8.442cm">
          <text:p text:style-name="P1"/>
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9" draw:layer="layout" svg:width="3.5cm" svg:height="3.5cm" svg:x="22.152cm" svg:y="2.942cm">
          <text:p text:style-name="P1"/>
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1" draw:layer="layout" svg:width="3.5cm" svg:height="3.5cm" svg:x="22.152cm" svg:y="8.442cm">
          <text:p text:style-name="P1"/>
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0" draw:layer="layout" svg:width="3.5cm" svg:height="3.5cm" svg:x="22.152cm" svg:y="13.942cm">
          <text:p text:style-name="P1"/>
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draw:layer="layout" svg:x1="5.8cm" svg:y1="10.192cm" svg:x2="7.902cm" svg:y2="10.192cm" draw:start-shape="id6" draw:start-glue-point="1">
          <text:p text:style-name="P1"/>
        </draw:connector>
        <draw:connector draw:style-name="gr11" draw:text-style-name="P2" draw:layer="layout" svg:x1="13.902cm" svg:y1="10.192cm" svg:x2="16.052cm" svg:y2="10.192cm" draw:end-shape="id7" draw:end-glue-point="3">
          <text:p text:style-name="P1"/>
        </draw:connector>
        <draw:connector draw:style-name="gr11" draw:text-style-name="P2" draw:layer="layout" svg:x1="10.902cm" svg:y1="15.1cm" svg:x2="10.902cm" svg:y2="13.192cm" draw:start-shape="id8" draw:start-glue-point="0">
          <text:p text:style-name="P1"/>
        </draw:connector>
        <draw:connector draw:style-name="gr11" draw:text-style-name="P2" draw:layer="layout" svg:x1="19.552cm" svg:y1="10.192cm" svg:x2="22.152cm" svg:y2="4.692cm" draw:start-shape="id7" draw:start-glue-point="1" draw:end-shape="id9">
          <text:p text:style-name="P1"/>
        </draw:connector>
        <draw:connector draw:style-name="gr11" draw:text-style-name="P2" draw:layer="layout" svg:x1="19.552cm" svg:y1="10.192cm" svg:x2="22.152cm" svg:y2="15.692cm" draw:start-shape="id7" draw:start-glue-point="1" draw:end-shape="id10" draw:end-glue-point="3">
          <text:p text:style-name="P1"/>
        </draw:connector>
        <draw:connector draw:style-name="gr11" draw:text-style-name="P2" draw:layer="layout" svg:x1="19.552cm" svg:y1="10.192cm" svg:x2="22.152cm" svg:y2="10.192cm" draw:start-shape="id7" draw:start-glue-point="1" draw:end-shape="id11" draw:end-glue-point="3">
          <text:p text:style-name="P1"/>
        </draw:connector>
        <draw:frame draw:style-name="gr12" draw:text-style-name="P6" draw:layer="layout" svg:width="4.6cm" svg:height="1.8cm" svg:x="9.1cm" svg:y="9.7cm">
          <draw:text-box>
            <text:p text:style-name="P6"><text:span text:style-name="T2">Ana süreç</text:span></text:p>
          </draw:text-box>
        </draw:frame>
        <draw:frame draw:style-name="gr1" draw:text-style-name="P8" draw:layer="layout" svg:width="3.127cm" svg:height="1.925cm" svg:x="2.487cm" svg:y="9.2cm">
          <draw:text-box>
            <text:p text:style-name="P7"><text:span text:style-name="T3">Dış</text:span></text:p>
            <text:p text:style-name="P7"><text:span text:style-name="T3">Bağlantı</text:span></text:p>
          </draw:text-box>
        </draw:frame>
        <draw:frame draw:style-name="gr1" draw:text-style-name="P8" draw:layer="layout" svg:width="3.262cm" svg:height="1.925cm" svg:x="9.3cm" svg:y="15.901cm">
          <draw:text-box>
            <text:p text:style-name="P7"><text:span text:style-name="T3">Olay</text:span></text:p>
            <text:p text:style-name="P7"><text:span text:style-name="T3">Takipçisi</text:span></text:p>
          </draw:text-box>
        </draw:frame>
        <draw:frame draw:style-name="gr1" draw:text-style-name="P8" draw:layer="layout" svg:width="3.36cm" svg:height="1.925cm" svg:x="16.2cm" svg:y="9.202cm">
          <draw:text-box>
            <text:p text:style-name="P7"><text:span text:style-name="T3">İş </text:span></text:p>
            <text:p text:style-name="P7"><text:span text:style-name="T3">Yürütücü</text:span></text:p>
          </draw:text-box>
        </draw:frame>
        <draw:frame draw:style-name="gr1" draw:text-style-name="P8" draw:layer="layout" svg:width="3.36cm" svg:height="1.925cm" svg:x="22.2cm" svg:y="9.203cm">
          <draw:text-box>
            <text:p text:style-name="P7"><text:span text:style-name="T3">Alt İş </text:span></text:p>
            <text:p text:style-name="P7"><text:span text:style-name="T3">Yürütücü</text:span></text:p>
          </draw:text-box>
        </draw:frame>
        <draw:frame draw:style-name="gr1" draw:text-style-name="P8" draw:layer="layout" svg:width="3.36cm" svg:height="1.925cm" svg:x="22.2cm" svg:y="3.804cm">
          <draw:text-box>
            <text:p text:style-name="P7"><text:span text:style-name="T3">Alt İş </text:span></text:p>
            <text:p text:style-name="P7"><text:span text:style-name="T3">Yürütücü</text:span></text:p>
          </draw:text-box>
        </draw:frame>
        <draw:frame draw:style-name="gr1" draw:text-style-name="P8" draw:layer="layout" svg:width="3.36cm" svg:height="1.925cm" svg:x="22.2cm" svg:y="14.804cm">
          <draw:text-box>
            <text:p text:style-name="P7"><text:span text:style-name="T3">Alt İş </text:span></text:p>
            <text:p text:style-name="P7"><text:span text:style-name="T3">Yürütücü</text:span></text:p>
          </draw:text-box>
        </draw:frame>
        <draw:g>
          <draw:custom-shape draw:style-name="gr13" draw:text-style-name="P2" draw:id="id12" draw:layer="layout" svg:width="4.5cm" svg:height="4cm" svg:x="1.8cm" svg:y="1.7cm">
            <text:p text:style-name="P1"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1" draw:text-style-name="P10" draw:layer="layout" svg:width="3.309cm" svg:height="1.925cm" svg:x="2.396cm" svg:y="2.801cm">
            <draw:text-box>
              <text:p text:style-name="P9"><text:span text:style-name="T3">ÇOMAR</text:span></text:p>
              <text:p text:style-name="P9"><text:span text:style-name="T3">İstemcisi</text:span></text:p>
            </draw:text-box>
          </draw:frame>
        </draw:g>
        <draw:connector draw:style-name="gr14" draw:text-style-name="P2" draw:layer="layout" svg:x1="4.049cm" svg:y1="5.698cm" svg:x2="4.05cm" svg:y2="8.442cm" draw:start-shape="id12" draw:start-glue-point="6" draw:end-shape="id6" draw:end-glue-point="0">
          <text:p text:style-name="P1"/>
        </draw:connector>
        <draw:polygon draw:style-name="gr15" draw:text-style-name="P2" draw:layer="layout" svg:width="12cm" svg:height="16.5cm" svg:x="15cm" svg:y="2cm" svg:viewBox="0 0 12001 16501" draw:points="0,8000 0,5500 4500,5500 4500,0 12000,0 12000,16500 4500,16500 4500,11000 0,11000">
          <text:p text:style-name="P1"/>
        </draw:polygon>
        <draw:frame draw:style-name="gr1" draw:text-style-name="P5" draw:layer="layout" svg:width="9.756cm" svg:height="1.237cm" svg:x="8.9cm" svg:y="2cm">
          <draw:text-box>
            <text:p text:style-name="P1"><text:span text:style-name="T1">Çomar Süreç Yapısı</text:span></text:p>
          </draw:text-box>
        </draw:frame>
        <draw:frame draw:style-name="gr1" draw:text-style-name="P12" draw:layer="layout" svg:width="3.288cm" svg:height="0.988cm" svg:x="5.5cm" svg:y="7.112cm">
          <draw:text-box>
            <text:p text:style-name="P11"><text:span text:style-name="T4">Güvenlik</text:span></text:p>
          </draw:text-box>
        </draw:frame>
        <draw:frame draw:style-name="gr1" draw:text-style-name="P13" draw:layer="layout" svg:width="2.953cm" svg:height="0.988cm" svg:x="16.6cm" svg:y="13.1cm">
          <draw:text-box>
            <text:p text:style-name="P1"><text:span text:style-name="T5">Betikler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cm" svg:y="2.257cm" draw:page-number="2" presentation:class="page"/>
          <draw:frame presentation:style-name="pr2" draw:text-style-name="P1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Kayıt" draw:style-name="dp1" draw:master-page-name="Varsayılan">
        <office:forms form:automatic-focus="false" form:apply-design-mode="false"/>
        <draw:frame draw:style-name="gr1" draw:text-style-name="P5" draw:layer="layout" svg:width="16.148cm" svg:height="1.237cm" svg:x="5.801cm" svg:y="2.002cm">
          <draw:text-box>
            <text:p text:style-name="P1"><text:span text:style-name="T1">Bir Uygulamanın Sisteme Katılışı</text:span></text:p>
          </draw:text-box>
        </draw:frame>
        <draw:g draw:id="id13">
          <draw:custom-shape draw:style-name="gr13" draw:text-style-name="P2" draw:layer="layout" svg:width="4.5cm" svg:height="4cm" svg:x="3.001cm" svg:y="5.199cm">
            <text:p text:style-name="P1"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1" draw:text-style-name="P10" draw:layer="layout" svg:width="3.533cm" svg:height="2.862cm" svg:x="3.485cm" svg:y="5.768cm">
            <draw:text-box>
              <text:p text:style-name="P9"><text:span text:style-name="T3">Paket</text:span></text:p>
              <text:p text:style-name="P9"><text:span text:style-name="T3">Yöneticisi</text:span></text:p>
              <text:p text:style-name="P9"><text:span text:style-name="T3">(Pisi)</text:span></text:p>
            </draw:text-box>
          </draw:frame>
        </draw:g>
        <draw:g draw:id="id14">
          <draw:custom-shape draw:style-name="gr16" draw:text-style-name="P2" draw:layer="layout" svg:width="3.5cm" svg:height="2.6cm" svg:x="3.501cm" svg:y="12.24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3.5cm" svg:height="1cm" svg:x="3.501cm" svg:y="15.042cm">
            <text:p text:style-name="P1"/>
            <draw:enhanced-geometry svg:viewBox="0 0 21600 21600" draw:type="rectangle" draw:enhanced-path="M 0 0 L 21600 0 21600 21600 0 21600 0 0 Z N"/>
          </draw:custom-shape>
          <draw:frame draw:style-name="gr1" draw:text-style-name="P10" draw:layer="layout" svg:width="3.207cm" svg:height="1.925cm" svg:x="3.648cm" svg:y="12.61cm">
            <draw:text-box>
              <text:p text:style-name="P9"><text:span text:style-name="T3">Program</text:span></text:p>
              <text:p text:style-name="P9"><text:span text:style-name="T3">Paketi</text:span></text:p>
            </draw:text-box>
          </draw:frame>
          <draw:frame draw:style-name="gr1" draw:text-style-name="P10" draw:layer="layout" svg:width="2.729cm" svg:height="0.988cm" svg:x="3.887cm" svg:y="15.111cm">
            <draw:text-box>
              <text:p text:style-name="P9"><text:span text:style-name="T3">Betik 1</text:span></text:p>
            </draw:text-box>
          </draw:frame>
          <draw:custom-shape draw:style-name="gr16" draw:text-style-name="P2" draw:layer="layout" svg:width="3.5cm" svg:height="1cm" svg:x="3.501cm" svg:y="16.243cm">
            <text:p text:style-name="P1"/>
            <draw:enhanced-geometry svg:viewBox="0 0 21600 21600" draw:type="rectangle" draw:enhanced-path="M 0 0 L 21600 0 21600 21600 0 21600 0 0 Z N"/>
          </draw:custom-shape>
          <draw:frame draw:style-name="gr1" draw:text-style-name="P10" draw:layer="layout" svg:width="2.729cm" svg:height="0.988cm" svg:x="3.887cm" svg:y="16.312cm">
            <draw:text-box>
              <text:p text:style-name="P9"><text:span text:style-name="T3">Betik 2</text:span></text:p>
            </draw:text-box>
          </draw:frame>
        </draw:g>
        <draw:connector draw:style-name="gr17" draw:text-style-name="P2" draw:layer="layout" draw:type="line" svg:x1="5.251cm" svg:y1="9.199cm" svg:x2="5.251cm" svg:y2="12.242cm" draw:start-shape="id13" draw:start-glue-point="2" draw:end-shape="id14" draw:end-glue-point="0">
          <text:p text:style-name="P1"/>
        </draw:connector>
        <draw:frame draw:style-name="gr1" draw:layer="layout" svg:width="7.449cm" svg:height="0.988cm" svg:x="5.5cm" svg:y="10cm">
          <draw:text-box>
            <text:p text:style-name="P1">Paket sisteme kurulur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cm" svg:y="2.257cm" draw:page-number="3" presentation:class="page"/>
          <draw:frame presentation:style-name="pr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Kayıt2" draw:style-name="dp1" draw:master-page-name="Varsayılan">
        <office:forms form:automatic-focus="false" form:apply-design-mode="false"/>
        <draw:frame draw:style-name="gr1" draw:text-style-name="P3" draw:layer="layout" svg:width="16.148cm" svg:height="1.237cm" svg:x="5.801cm" svg:y="2.002cm">
          <draw:text-box>
            <text:p text:style-name="P15"><text:span text:style-name="T1">Bir Uygulamanın Sisteme Katılışı</text:span></text:p>
          </draw:text-box>
        </draw:frame>
        <draw:g draw:id="id15">
          <draw:custom-shape draw:style-name="gr13" draw:text-style-name="P2" draw:layer="layout" svg:width="4.5cm" svg:height="4cm" svg:x="3.001cm" svg:y="5.199cm">
            <text:p text:style-name="P1"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1" draw:text-style-name="P10" draw:layer="layout" svg:width="3.533cm" svg:height="2.862cm" svg:x="3.485cm" svg:y="5.768cm">
            <draw:text-box>
              <text:p text:style-name="P9"><text:span text:style-name="T3">Paket</text:span></text:p>
              <text:p text:style-name="P9"><text:span text:style-name="T3">Yöneticisi</text:span></text:p>
              <text:p text:style-name="P9"><text:span text:style-name="T3">(Pisi)</text:span></text:p>
            </draw:text-box>
          </draw:frame>
        </draw:g>
        <draw:g>
          <draw:custom-shape draw:style-name="gr16" draw:text-style-name="P2" draw:layer="layout" svg:width="3.5cm" svg:height="2.6cm" svg:x="3.501cm" svg:y="12.24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3.5cm" svg:height="1cm" svg:x="3.501cm" svg:y="15.042cm">
            <text:p text:style-name="P1"/>
            <draw:enhanced-geometry svg:viewBox="0 0 21600 21600" draw:type="rectangle" draw:enhanced-path="M 0 0 L 21600 0 21600 21600 0 21600 0 0 Z N"/>
          </draw:custom-shape>
          <draw:frame draw:style-name="gr1" draw:text-style-name="P10" draw:layer="layout" svg:width="3.207cm" svg:height="1.925cm" svg:x="3.648cm" svg:y="12.61cm">
            <draw:text-box>
              <text:p text:style-name="P9"><text:span text:style-name="T3">Program</text:span></text:p>
              <text:p text:style-name="P9"><text:span text:style-name="T3">Paketi</text:span></text:p>
            </draw:text-box>
          </draw:frame>
          <draw:frame draw:style-name="gr1" draw:text-style-name="P10" draw:layer="layout" svg:width="2.729cm" svg:height="0.988cm" svg:x="3.887cm" svg:y="15.111cm">
            <draw:text-box>
              <text:p text:style-name="P9"><text:span text:style-name="T3">Betik 1</text:span></text:p>
            </draw:text-box>
          </draw:frame>
          <draw:custom-shape draw:style-name="gr16" draw:text-style-name="P2" draw:layer="layout" svg:width="3.5cm" svg:height="1cm" svg:x="3.501cm" svg:y="16.243cm">
            <text:p text:style-name="P1"/>
            <draw:enhanced-geometry svg:viewBox="0 0 21600 21600" draw:type="rectangle" draw:enhanced-path="M 0 0 L 21600 0 21600 21600 0 21600 0 0 Z N"/>
          </draw:custom-shape>
          <draw:frame draw:style-name="gr1" draw:text-style-name="P10" draw:layer="layout" svg:width="2.729cm" svg:height="0.988cm" svg:x="3.887cm" svg:y="16.312cm">
            <draw:text-box>
              <text:p text:style-name="P9"><text:span text:style-name="T3">Betik 2</text:span></text:p>
            </draw:text-box>
          </draw:frame>
        </draw:g>
        <draw:custom-shape draw:style-name="gr3" draw:text-style-name="P2" draw:id="id17" draw:layer="layout" svg:width="6cm" svg:height="6cm" svg:x="15.7cm" svg:y="4.21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draw:layer="layout" svg:width="4cm" svg:height="4cm" svg:x="16.7cm" svg:y="5.21cm">
          <text:p text:style-name="P1"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custom-shape draw:style-name="gr3" draw:text-style-name="P2" draw:id="id16" draw:layer="layout" svg:width="3.5cm" svg:height="3.5cm" svg:x="10.1cm" svg:y="5.47cm">
          <text:p text:style-name="P1"/>
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6" draw:layer="layout" svg:width="4.6cm" svg:height="1.8cm" svg:x="16.898cm" svg:y="6.718cm">
          <draw:text-box>
            <text:p text:style-name="P6"><text:span text:style-name="T2">Ana süreç</text:span></text:p>
          </draw:text-box>
        </draw:frame>
        <draw:frame draw:style-name="gr1" draw:text-style-name="P7" draw:layer="layout" svg:width="3.127cm" svg:height="1.925cm" svg:x="10.287cm" svg:y="6.228cm">
          <draw:text-box>
            <text:p text:style-name="P7"><text:span text:style-name="T3">Dış</text:span></text:p>
            <text:p text:style-name="P7"><text:span text:style-name="T3">Bağlantı</text:span></text:p>
          </draw:text-box>
        </draw:frame>
        <draw:connector draw:style-name="gr17" draw:text-style-name="P2" draw:layer="layout" draw:type="line" svg:x1="7.501cm" svg:y1="7.199cm" svg:x2="10.1cm" svg:y2="7.22cm" draw:start-shape="id15" draw:start-glue-point="1" draw:end-shape="id16" draw:end-glue-point="3">
          <text:p text:style-name="P1"/>
        </draw:connector>
        <draw:connector draw:style-name="gr18" draw:text-style-name="P2" draw:layer="layout" svg:x1="13.6cm" svg:y1="7.22cm" svg:x2="15.7cm" svg:y2="7.209cm" draw:start-shape="id16" draw:start-glue-point="1" draw:end-shape="id17" draw:end-glue-point="5">
          <text:p text:style-name="P1"/>
        </draw:connector>
        <draw:frame draw:style-name="gr1" draw:layer="layout" svg:width="9.392cm" svg:height="0.988cm" svg:x="7.5cm" svg:y="9.5cm">
          <draw:text-box>
            <text:p text:style-name="P1">Çomar'a kayıt çağrısı yapılır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5.273cm" svg:height="10.476cm" svg:x="3.157cm" svg:y="2.123cm" draw:page-number="4" presentation:class="page"/>
          <draw:frame presentation:style-name="pr3" draw:text-style-name="P16" draw:layer="layout" svg:width="17.271cm" svg:height="12.336cm" svg:x="2.158cm" svg:y="13.27cm" presentation:class="notes" presentation:placeholder="true" presentation:user-transformed="true">
            <draw:text-box/>
          </draw:frame>
        </presentation:notes>
      </draw:page>
      <draw:page draw:name="Kayıt3" draw:style-name="dp1" draw:master-page-name="Varsayılan">
        <office:forms form:automatic-focus="false" form:apply-design-mode="false"/>
        <draw:frame draw:style-name="gr1" draw:text-style-name="P3" draw:layer="layout" svg:width="16.148cm" svg:height="1.237cm" svg:x="5.801cm" svg:y="2.002cm">
          <draw:text-box>
            <text:p text:style-name="P15"><text:span text:style-name="T1">Bir Uygulamanın Sisteme Katılışı</text:span></text:p>
          </draw:text-box>
        </draw:frame>
        <draw:g draw:id="id21">
          <draw:custom-shape draw:style-name="gr13" draw:text-style-name="P2" draw:layer="layout" svg:width="4.5cm" svg:height="4cm" svg:x="3.001cm" svg:y="5.199cm">
            <text:p text:style-name="P1"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1" draw:text-style-name="P10" draw:layer="layout" svg:width="3.533cm" svg:height="2.862cm" svg:x="3.485cm" svg:y="5.768cm">
            <draw:text-box>
              <text:p text:style-name="P9"><text:span text:style-name="T3">Paket</text:span></text:p>
              <text:p text:style-name="P9"><text:span text:style-name="T3">Yöneticisi</text:span></text:p>
              <text:p text:style-name="P9"><text:span text:style-name="T3">(Pisi)</text:span></text:p>
            </draw:text-box>
          </draw:frame>
        </draw:g>
        <draw:g>
          <draw:custom-shape draw:style-name="gr16" draw:text-style-name="P2" draw:layer="layout" svg:width="3.5cm" svg:height="2.6cm" svg:x="3.501cm" svg:y="12.24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3.5cm" svg:height="1cm" svg:x="3.501cm" svg:y="15.042cm">
            <text:p text:style-name="P1"/>
            <draw:enhanced-geometry svg:viewBox="0 0 21600 21600" draw:type="rectangle" draw:enhanced-path="M 0 0 L 21600 0 21600 21600 0 21600 0 0 Z N"/>
          </draw:custom-shape>
          <draw:frame draw:style-name="gr1" draw:text-style-name="P10" draw:layer="layout" svg:width="3.207cm" svg:height="1.925cm" svg:x="3.648cm" svg:y="12.61cm">
            <draw:text-box>
              <text:p text:style-name="P9"><text:span text:style-name="T3">Program</text:span></text:p>
              <text:p text:style-name="P9"><text:span text:style-name="T3">Paketi</text:span></text:p>
            </draw:text-box>
          </draw:frame>
          <draw:frame draw:style-name="gr1" draw:text-style-name="P10" draw:layer="layout" svg:width="2.729cm" svg:height="0.988cm" svg:x="3.887cm" svg:y="15.111cm">
            <draw:text-box>
              <text:p text:style-name="P9"><text:span text:style-name="T3">Betik 1</text:span></text:p>
            </draw:text-box>
          </draw:frame>
          <draw:custom-shape draw:style-name="gr16" draw:text-style-name="P2" draw:layer="layout" svg:width="3.5cm" svg:height="1cm" svg:x="3.501cm" svg:y="16.243cm">
            <text:p text:style-name="P1"/>
            <draw:enhanced-geometry svg:viewBox="0 0 21600 21600" draw:type="rectangle" draw:enhanced-path="M 0 0 L 21600 0 21600 21600 0 21600 0 0 Z N"/>
          </draw:custom-shape>
          <draw:frame draw:style-name="gr1" draw:text-style-name="P10" draw:layer="layout" svg:width="2.729cm" svg:height="0.988cm" svg:x="3.887cm" svg:y="16.312cm">
            <draw:text-box>
              <text:p text:style-name="P9"><text:span text:style-name="T3">Betik 2</text:span></text:p>
            </draw:text-box>
          </draw:frame>
        </draw:g>
        <draw:custom-shape draw:style-name="gr3" draw:text-style-name="P2" draw:id="id19" draw:layer="layout" svg:width="6cm" svg:height="6cm" svg:x="15.7cm" svg:y="4.21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draw:layer="layout" svg:width="4cm" svg:height="4cm" svg:x="16.7cm" svg:y="5.21cm">
          <text:p text:style-name="P1"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custom-shape draw:style-name="gr3" draw:text-style-name="P2" draw:id="id18" draw:layer="layout" svg:width="3.5cm" svg:height="3.5cm" svg:x="10.1cm" svg:y="5.47cm">
          <text:p text:style-name="P1"/>
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7" draw:layer="layout" svg:width="4.6cm" svg:height="1.8cm" svg:x="16.898cm" svg:y="6.718cm">
          <draw:text-box>
            <text:p text:style-name="P17"><text:span text:style-name="T2">Ana süreç</text:span></text:p>
          </draw:text-box>
        </draw:frame>
        <draw:frame draw:style-name="gr1" draw:text-style-name="P18" draw:layer="layout" svg:width="3.127cm" svg:height="1.925cm" svg:x="10.287cm" svg:y="6.228cm">
          <draw:text-box>
            <text:p text:style-name="P18"><text:span text:style-name="T3">Dış</text:span></text:p>
            <text:p text:style-name="P18"><text:span text:style-name="T3">Bağlantı</text:span></text:p>
          </draw:text-box>
        </draw:frame>
        <draw:connector draw:style-name="gr17" draw:text-style-name="P2" draw:layer="layout" draw:type="line" svg:x1="13.6cm" svg:y1="7.22cm" svg:x2="15.7cm" svg:y2="7.209cm" draw:start-shape="id18" draw:start-glue-point="1" draw:end-shape="id19" draw:end-glue-point="5">
          <text:p text:style-name="P1"/>
        </draw:connector>
        <draw:custom-shape draw:style-name="gr3" draw:text-style-name="P2" draw:id="id20" draw:layer="layout" svg:width="3.5cm" svg:height="3.5cm" svg:x="16.95cm" svg:y="12cm">
          <text:p text:style-name="P1"/>
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7" draw:layer="layout" svg:width="3.36cm" svg:height="1.925cm" svg:x="17.098cm" svg:y="12.801cm">
          <draw:text-box>
            <text:p text:style-name="P7"><text:span text:style-name="T3">İş </text:span></text:p>
            <text:p text:style-name="P7"><text:span text:style-name="T3">Yürütücü</text:span></text:p>
          </draw:text-box>
        </draw:frame>
        <draw:connector draw:style-name="gr17" draw:text-style-name="P2" draw:layer="layout" draw:type="line" svg:x1="18.699cm" svg:y1="10.21cm" svg:x2="18.7cm" svg:y2="12cm" draw:start-shape="id19" draw:start-glue-point="6" draw:end-shape="id20" draw:end-glue-point="0">
          <text:p text:style-name="P1"/>
        </draw:connector>
        <draw:frame draw:style-name="gr1" draw:layer="layout" svg:width="5.819cm" svg:height="3.199cm" svg:x="20.2cm" svg:y="9.362cm">
          <draw:text-box>
            <text:p text:style-name="P1">Çomar, kayıt</text:p>
            <text:p text:style-name="P1">işlemini yapacak</text:p>
            <text:p text:style-name="P1">bir yürütücü</text:p>
            <text:p text:style-name="P1">süreci başlatır.</text:p>
          </draw:text-box>
        </draw:frame>
        <draw:connector draw:style-name="gr18" draw:text-style-name="P2" draw:layer="layout" svg:x1="7.501cm" svg:y1="7.199cm" svg:x2="10.1cm" svg:y2="7.22cm" draw:start-shape="id21" draw:start-glue-point="1" draw:end-shape="id18" draw:end-glue-point="3">
          <text:p text:style-name="P1"/>
        </draw:connector>
        <presentation:notes draw:style-name="dp2">
          <office:forms form:automatic-focus="false" form:apply-design-mode="false"/>
          <draw:page-thumbnail draw:style-name="gr8" draw:layer="layout" svg:width="15.71cm" svg:height="9.855cm" svg:x="3.247cm" svg:y="1.997cm" draw:page-number="5" presentation:class="page"/>
          <draw:frame presentation:style-name="pr4" draw:text-style-name="P19" draw:layer="layout" svg:width="17.766cm" svg:height="11.605cm" svg:x="2.219cm" svg:y="12.483cm" presentation:class="notes" presentation:placeholder="true" presentation:user-transformed="true">
            <draw:text-box/>
          </draw:frame>
        </presentation:notes>
      </draw:page>
      <draw:page draw:name="Kayıt4" draw:style-name="dp1" draw:master-page-name="Varsayılan">
        <office:forms form:automatic-focus="false" form:apply-design-mode="false"/>
        <draw:frame draw:style-name="gr1" draw:text-style-name="P3" draw:layer="layout" svg:width="16.148cm" svg:height="1.237cm" svg:x="5.801cm" svg:y="2.002cm">
          <draw:text-box>
            <text:p text:style-name="P15"><text:span text:style-name="T1">Bir Uygulamanın Sisteme Katılışı</text:span></text:p>
          </draw:text-box>
        </draw:frame>
        <draw:g draw:id="id28">
          <draw:custom-shape draw:style-name="gr13" draw:text-style-name="P2" draw:layer="layout" svg:width="4.5cm" svg:height="4cm" svg:x="3.001cm" svg:y="5.199cm">
            <text:p text:style-name="P1"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1" draw:text-style-name="P10" draw:layer="layout" svg:width="3.533cm" svg:height="2.862cm" svg:x="3.485cm" svg:y="5.768cm">
            <draw:text-box>
              <text:p text:style-name="P9"><text:span text:style-name="T3">Paket</text:span></text:p>
              <text:p text:style-name="P9"><text:span text:style-name="T3">Yöneticisi</text:span></text:p>
              <text:p text:style-name="P9"><text:span text:style-name="T3">(Pisi)</text:span></text:p>
            </draw:text-box>
          </draw:frame>
        </draw:g>
        <draw:custom-shape draw:style-name="gr16" draw:text-style-name="P2" draw:layer="layout" svg:width="3.5cm" svg:height="2.6cm" svg:x="3.501cm" svg:y="12.242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2" draw:id="id25" draw:layer="layout" svg:width="3.5cm" svg:height="1cm" svg:x="3.501cm" svg:y="15.042cm">
          <text:p text:style-name="P1"/>
          <draw:enhanced-geometry svg:viewBox="0 0 21600 21600" draw:type="rectangle" draw:enhanced-path="M 0 0 L 21600 0 21600 21600 0 21600 0 0 Z N"/>
        </draw:custom-shape>
        <draw:frame draw:style-name="gr1" draw:text-style-name="P10" draw:layer="layout" svg:width="3.207cm" svg:height="1.925cm" svg:x="3.648cm" svg:y="12.61cm">
          <draw:text-box>
            <text:p text:style-name="P9"><text:span text:style-name="T3">Program</text:span></text:p>
            <text:p text:style-name="P9"><text:span text:style-name="T3">Paketi</text:span></text:p>
          </draw:text-box>
        </draw:frame>
        <draw:frame draw:style-name="gr1" draw:text-style-name="P10" draw:layer="layout" svg:width="2.729cm" svg:height="0.988cm" svg:x="3.887cm" svg:y="15.111cm">
          <draw:text-box>
            <text:p text:style-name="P9"><text:span text:style-name="T3">Betik 1</text:span></text:p>
          </draw:text-box>
        </draw:frame>
        <draw:custom-shape draw:style-name="gr16" draw:text-style-name="P2" draw:layer="layout" svg:width="3.5cm" svg:height="1cm" svg:x="3.501cm" svg:y="16.243cm">
          <text:p text:style-name="P1"/>
          <draw:enhanced-geometry svg:viewBox="0 0 21600 21600" draw:type="rectangle" draw:enhanced-path="M 0 0 L 21600 0 21600 21600 0 21600 0 0 Z N"/>
        </draw:custom-shape>
        <draw:frame draw:style-name="gr1" draw:text-style-name="P10" draw:layer="layout" svg:width="2.729cm" svg:height="0.988cm" svg:x="3.887cm" svg:y="16.312cm">
          <draw:text-box>
            <text:p text:style-name="P9"><text:span text:style-name="T3">Betik 2</text:span></text:p>
          </draw:text-box>
        </draw:frame>
        <draw:custom-shape draw:style-name="gr3" draw:text-style-name="P2" draw:id="id23" draw:layer="layout" svg:width="6cm" svg:height="6cm" svg:x="15.7cm" svg:y="4.21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draw:layer="layout" svg:width="4cm" svg:height="4cm" svg:x="16.7cm" svg:y="5.21cm">
          <text:p text:style-name="P1"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custom-shape draw:style-name="gr3" draw:text-style-name="P2" draw:id="id22" draw:layer="layout" svg:width="3.5cm" svg:height="3.5cm" svg:x="10.1cm" svg:y="5.47cm">
          <text:p text:style-name="P1"/>
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7" draw:layer="layout" svg:width="4.6cm" svg:height="1.8cm" svg:x="16.898cm" svg:y="6.718cm">
          <draw:text-box>
            <text:p text:style-name="P17"><text:span text:style-name="T2">Ana süreç</text:span></text:p>
          </draw:text-box>
        </draw:frame>
        <draw:frame draw:style-name="gr1" draw:text-style-name="P18" draw:layer="layout" svg:width="3.127cm" svg:height="1.925cm" svg:x="10.287cm" svg:y="6.228cm">
          <draw:text-box>
            <text:p text:style-name="P18"><text:span text:style-name="T3">Dış</text:span></text:p>
            <text:p text:style-name="P18"><text:span text:style-name="T3">Bağlantı</text:span></text:p>
          </draw:text-box>
        </draw:frame>
        <draw:connector draw:style-name="gr19" draw:text-style-name="P2" draw:layer="layout" draw:type="line" svg:x1="13.6cm" svg:y1="7.22cm" svg:x2="15.7cm" svg:y2="7.209cm" draw:start-shape="id22" draw:start-glue-point="1" draw:end-shape="id23" draw:end-glue-point="5">
          <text:p text:style-name="P1"/>
        </draw:connector>
        <draw:custom-shape draw:style-name="gr3" draw:text-style-name="P2" draw:id="id24" draw:layer="layout" svg:width="3.5cm" svg:height="3.5cm" svg:x="16.95cm" svg:y="12cm">
          <text:p text:style-name="P1"/>
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8" draw:id="id26" draw:layer="layout" svg:width="3.36cm" svg:height="1.925cm" svg:x="17.098cm" svg:y="12.801cm">
          <draw:text-box>
            <text:p text:style-name="P18"><text:span text:style-name="T3">İş </text:span></text:p>
            <text:p text:style-name="P18"><text:span text:style-name="T3">Yürütücü</text:span></text:p>
          </draw:text-box>
        </draw:frame>
        <draw:connector draw:style-name="gr19" draw:text-style-name="P2" draw:layer="layout" draw:type="line" svg:x1="18.699cm" svg:y1="10.21cm" svg:x2="18.7cm" svg:y2="12cm" draw:start-shape="id23" draw:start-glue-point="6" draw:end-shape="id24" draw:end-glue-point="0">
          <text:p text:style-name="P1"/>
        </draw:connector>
        <draw:connector draw:style-name="gr17" draw:text-style-name="P2" draw:layer="layout" svg:x1="7.001cm" svg:y1="15.542cm" svg:x2="17.098cm" svg:y2="13.763cm" draw:start-shape="id25" draw:start-glue-point="1" draw:end-shape="id26" draw:end-glue-point="3">
          <text:p text:style-name="P1"/>
        </draw:connector>
        <draw:g draw:id="id27">
          <draw:custom-shape draw:style-name="gr2" draw:text-style-name="P2" draw:layer="layout" svg:width="4.3cm" svg:height="3cm" svg:x="16.55cm" svg:y="17.1cm">
            <text:p text:style-name="P1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" draw:layer="layout" svg:width="3.779cm" svg:height="0.988cm" svg:x="16.921cm" svg:y="18.5cm">
            <draw:text-box>
              <text:p text:style-name="P1">Veritabanı</text:p>
            </draw:text-box>
          </draw:frame>
        </draw:g>
        <draw:connector draw:style-name="gr17" draw:text-style-name="P2" draw:layer="layout" svg:x1="18.7cm" svg:y1="15.5cm" svg:x2="18.7cm" svg:y2="17.1cm" draw:start-shape="id24" draw:start-glue-point="2" draw:end-shape="id27" draw:end-glue-point="0">
          <text:p text:style-name="P1"/>
        </draw:connector>
        <draw:frame draw:style-name="gr1" draw:layer="layout" svg:width="5.565cm" svg:height="3.936cm" svg:x="20.5cm" svg:y="12.6cm">
          <draw:text-box>
            <text:p text:style-name="P1">Yürütücü, betiği</text:p>
            <text:p text:style-name="P1">alıp derleyerek</text:p>
            <text:p text:style-name="P1">kontrol eder, ve</text:p>
            <text:p text:style-name="P1">veritabanına</text:p>
            <text:p text:style-name="P1">kaydeder.</text:p>
          </draw:text-box>
        </draw:frame>
        <draw:connector draw:style-name="gr18" draw:text-style-name="P2" draw:layer="layout" svg:x1="7.501cm" svg:y1="7.199cm" svg:x2="10.1cm" svg:y2="7.22cm" draw:start-shape="id28" draw:start-glue-point="1" draw:end-shape="id22" draw:end-glue-point="3">
          <text:p text:style-name="P1"/>
        </draw:connector>
        <presentation:notes draw:style-name="dp2">
          <office:forms form:automatic-focus="false" form:apply-design-mode="false"/>
          <draw:page-thumbnail draw:style-name="gr8" draw:layer="layout" svg:width="16.16cm" svg:height="9.271cm" svg:x="3.339cm" svg:y="1.878cm" draw:page-number="6" presentation:class="page"/>
          <draw:frame presentation:style-name="pr5" draw:text-style-name="P20" draw:layer="layout" svg:width="18.275cm" svg:height="10.917cm" svg:x="2.282cm" svg:y="11.742cm" presentation:class="notes" presentation:placeholder="true" presentation:user-transformed="true">
            <draw:text-box/>
          </draw:frame>
        </presentation:notes>
      </draw:page>
      <draw:page draw:name="Kayıt5" draw:style-name="dp1" draw:master-page-name="Varsayılan">
        <office:forms form:automatic-focus="false" form:apply-design-mode="false"/>
        <draw:frame draw:style-name="gr1" draw:text-style-name="P3" draw:layer="layout" svg:width="16.148cm" svg:height="1.237cm" svg:x="5.801cm" svg:y="2.002cm">
          <draw:text-box>
            <text:p text:style-name="P15"><text:span text:style-name="T1">Bir Uygulamanın Sisteme Katılışı</text:span></text:p>
          </draw:text-box>
        </draw:frame>
        <draw:g draw:id="id32">
          <draw:custom-shape draw:style-name="gr13" draw:text-style-name="P2" draw:layer="layout" svg:width="4.5cm" svg:height="4cm" svg:x="3.001cm" svg:y="5.199cm">
            <text:p text:style-name="P1"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1" draw:text-style-name="P10" draw:layer="layout" svg:width="3.533cm" svg:height="2.862cm" svg:x="3.485cm" svg:y="5.768cm">
            <draw:text-box>
              <text:p text:style-name="P9"><text:span text:style-name="T3">Paket</text:span></text:p>
              <text:p text:style-name="P9"><text:span text:style-name="T3">Yöneticisi</text:span></text:p>
              <text:p text:style-name="P9"><text:span text:style-name="T3">(Pisi)</text:span></text:p>
            </draw:text-box>
          </draw:frame>
        </draw:g>
        <draw:custom-shape draw:style-name="gr16" draw:text-style-name="P2" draw:layer="layout" svg:width="3.5cm" svg:height="2.6cm" svg:x="3.501cm" svg:y="12.242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cm" svg:height="1cm" svg:x="3.501cm" svg:y="15.042cm">
          <text:p text:style-name="P1"/>
          <draw:enhanced-geometry svg:viewBox="0 0 21600 21600" draw:type="rectangle" draw:enhanced-path="M 0 0 L 21600 0 21600 21600 0 21600 0 0 Z N"/>
        </draw:custom-shape>
        <draw:frame draw:style-name="gr1" draw:text-style-name="P21" draw:layer="layout" svg:width="3.207cm" svg:height="1.925cm" svg:x="3.648cm" svg:y="12.61cm">
          <draw:text-box>
            <text:p text:style-name="P21"><text:span text:style-name="T3">Program</text:span></text:p>
            <text:p text:style-name="P21"><text:span text:style-name="T3">Paketi</text:span></text:p>
          </draw:text-box>
        </draw:frame>
        <draw:frame draw:style-name="gr1" draw:text-style-name="P21" draw:layer="layout" svg:width="2.729cm" svg:height="0.988cm" svg:x="3.887cm" svg:y="15.111cm">
          <draw:text-box>
            <text:p text:style-name="P21"><text:span text:style-name="T3">Betik 1</text:span></text:p>
          </draw:text-box>
        </draw:frame>
        <draw:custom-shape draw:style-name="gr16" draw:text-style-name="P2" draw:layer="layout" svg:width="3.5cm" svg:height="1cm" svg:x="3.501cm" svg:y="16.243cm">
          <text:p text:style-name="P1"/>
          <draw:enhanced-geometry svg:viewBox="0 0 21600 21600" draw:type="rectangle" draw:enhanced-path="M 0 0 L 21600 0 21600 21600 0 21600 0 0 Z N"/>
        </draw:custom-shape>
        <draw:frame draw:style-name="gr1" draw:text-style-name="P21" draw:layer="layout" svg:width="2.729cm" svg:height="0.988cm" svg:x="3.887cm" svg:y="16.312cm">
          <draw:text-box>
            <text:p text:style-name="P21"><text:span text:style-name="T3">Betik 2</text:span></text:p>
          </draw:text-box>
        </draw:frame>
        <draw:custom-shape draw:style-name="gr3" draw:text-style-name="P2" draw:id="id30" draw:layer="layout" svg:width="6cm" svg:height="6cm" svg:x="15.7cm" svg:y="4.21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draw:layer="layout" svg:width="4cm" svg:height="4cm" svg:x="16.7cm" svg:y="5.21cm">
          <text:p text:style-name="P1"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custom-shape draw:style-name="gr3" draw:text-style-name="P2" draw:id="id31" draw:layer="layout" svg:width="3.5cm" svg:height="3.5cm" svg:x="10.1cm" svg:y="5.46cm">
          <text:p text:style-name="P1"/>
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7" draw:layer="layout" svg:width="4.6cm" svg:height="1.8cm" svg:x="16.898cm" svg:y="6.718cm">
          <draw:text-box>
            <text:p text:style-name="P17"><text:span text:style-name="T2">Ana süreç</text:span></text:p>
          </draw:text-box>
        </draw:frame>
        <draw:frame draw:style-name="gr1" draw:text-style-name="P18" draw:layer="layout" svg:width="3.127cm" svg:height="1.925cm" svg:x="10.287cm" svg:y="6.218cm">
          <draw:text-box>
            <text:p text:style-name="P18"><text:span text:style-name="T3">Dış</text:span></text:p>
            <text:p text:style-name="P18"><text:span text:style-name="T3">Bağlantı</text:span></text:p>
          </draw:text-box>
        </draw:frame>
        <draw:custom-shape draw:style-name="gr20" draw:text-style-name="P2" draw:id="id29" draw:layer="layout" svg:width="3.5cm" svg:height="3.5cm" svg:x="16.95cm" svg:y="12cm">
          <text:p text:style-name="P1"/>
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8" draw:layer="layout" svg:width="3.36cm" svg:height="1.925cm" svg:x="17.098cm" svg:y="12.801cm">
          <draw:text-box>
            <text:p text:style-name="P18"><text:span text:style-name="T3">İş </text:span></text:p>
            <text:p text:style-name="P18"><text:span text:style-name="T3">Yürütücü</text:span></text:p>
          </draw:text-box>
        </draw:frame>
        <draw:connector draw:style-name="gr17" draw:text-style-name="P2" draw:layer="layout" svg:x1="18.7cm" svg:y1="12cm" svg:x2="18.699cm" svg:y2="10.21cm" draw:start-shape="id29" draw:start-glue-point="0" draw:end-shape="id30" draw:end-glue-point="6">
          <text:p text:style-name="P1"/>
        </draw:connector>
        <draw:connector draw:style-name="gr17" draw:text-style-name="P2" draw:layer="layout" svg:x1="15.7cm" svg:y1="7.209cm" svg:x2="13.6cm" svg:y2="7.21cm" draw:start-shape="id30" draw:start-glue-point="5" draw:end-shape="id31" draw:end-glue-point="1">
          <text:p text:style-name="P1"/>
        </draw:connector>
        <draw:connector draw:style-name="gr17" draw:text-style-name="P2" draw:layer="layout" svg:x1="10.1cm" svg:y1="7.21cm" svg:x2="7.501cm" svg:y2="7.199cm" draw:start-shape="id31" draw:start-glue-point="3" draw:end-shape="id32" draw:end-glue-point="1">
          <text:p text:style-name="P1"/>
        </draw:connector>
        <draw:frame draw:style-name="gr1" draw:layer="layout" svg:width="8.66cm" svg:height="4.673cm" svg:x="7.6cm" svg:y="9cm">
          <draw:text-box>
            <text:p text:style-name="P1">Yürütücü, işlemin başarılı</text:p>
            <text:p text:style-name="P1">olup olmadığını döndürüp</text:p>
            <text:p text:style-name="P1">çıkar. Tüm betikler bu</text:p>
            <text:p text:style-name="P1">şekilde kaydedildiğinde,</text:p>
            <text:p text:style-name="P1">uygulama, yapılandırma</text:p>
            <text:p text:style-name="P1">yönetimine girmiş olur.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6.623cm" svg:height="8.721cm" svg:x="3.434cm" svg:y="1.766cm" draw:page-number="7" presentation:class="page"/>
          <draw:frame presentation:style-name="pr6" draw:text-style-name="P22" draw:layer="layout" svg:width="18.798cm" svg:height="10.27cm" svg:x="2.347cm" svg:y="11.045cm" presentation:class="notes" presentation:placeholder="true" presentation:user-transformed="true">
            <draw:text-box/>
          </draw:frame>
        </presentation:notes>
      </draw:page>
      <draw:page draw:name="Çağrı" draw:style-name="dp1" draw:master-page-name="Varsayılan">
        <office:forms form:automatic-focus="false" form:apply-design-mode="false"/>
        <draw:frame draw:style-name="gr1" draw:text-style-name="P3" draw:layer="layout" svg:width="12.072cm" svg:height="1.237cm" svg:x="7.701cm" svg:y="2.002cm">
          <draw:text-box>
            <text:p text:style-name="P15"><text:span text:style-name="T1">Bir Yapılandırma Çağrısı</text:span></text:p>
          </draw:text-box>
        </draw:frame>
        <draw:g draw:id="id33">
          <draw:custom-shape draw:style-name="gr13" draw:text-style-name="P2" draw:layer="layout" svg:width="4.5cm" svg:height="4cm" svg:x="3.001cm" svg:y="5.199cm">
            <text:p text:style-name="P1"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1" draw:text-style-name="P10" draw:layer="layout" svg:width="3.309cm" svg:height="2.862cm" svg:x="3.597cm" svg:y="5.768cm">
            <draw:text-box>
              <text:p text:style-name="P9"><text:span text:style-name="T3">Çomar</text:span></text:p>
              <text:p text:style-name="P9"><text:span text:style-name="T3">İstemcisi</text:span></text:p>
              <text:p text:style-name="P9"><text:span text:style-name="T3">(Tasma)</text:span></text:p>
            </draw:text-box>
          </draw:frame>
        </draw:g>
        <draw:custom-shape draw:style-name="gr3" draw:text-style-name="P2" draw:id="id35" draw:layer="layout" svg:width="6cm" svg:height="6cm" svg:x="15.7cm" svg:y="4.19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draw:layer="layout" svg:width="4cm" svg:height="4cm" svg:x="16.7cm" svg:y="5.19cm">
          <text:p text:style-name="P1"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custom-shape draw:style-name="gr3" draw:text-style-name="P2" draw:id="id34" draw:layer="layout" svg:width="3.5cm" svg:height="3.5cm" svg:x="10.1cm" svg:y="5.45cm">
          <text:p text:style-name="P1"/>
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7" draw:layer="layout" svg:width="4.6cm" svg:height="1.8cm" svg:x="16.898cm" svg:y="6.698cm">
          <draw:text-box>
            <text:p text:style-name="P17"><text:span text:style-name="T2">Ana süreç</text:span></text:p>
          </draw:text-box>
        </draw:frame>
        <draw:frame draw:style-name="gr1" draw:text-style-name="P18" draw:layer="layout" svg:width="3.127cm" svg:height="1.925cm" svg:x="10.287cm" svg:y="6.208cm">
          <draw:text-box>
            <text:p text:style-name="P18"><text:span text:style-name="T3">Dış</text:span></text:p>
            <text:p text:style-name="P18"><text:span text:style-name="T3">Bağlantı</text:span></text:p>
          </draw:text-box>
        </draw:frame>
        <draw:connector draw:style-name="gr17" draw:text-style-name="P2" draw:layer="layout" draw:type="lines" svg:x1="7.501cm" svg:y1="7.199cm" svg:x2="10.1cm" svg:y2="7.2cm" draw:start-shape="id33" draw:start-glue-point="1" draw:end-shape="id34" draw:end-glue-point="3">
          <text:p text:style-name="P1"/>
        </draw:connector>
        <draw:connector draw:style-name="gr18" draw:text-style-name="P2" draw:layer="layout" svg:x1="13.6cm" svg:y1="7.2cm" svg:x2="15.7cm" svg:y2="7.189cm" draw:start-shape="id34" draw:start-glue-point="1" draw:end-shape="id35" draw:end-glue-point="5">
          <text:p text:style-name="P1"/>
        </draw:connector>
        <draw:frame draw:style-name="gr1" draw:layer="layout" svg:width="12.055cm" svg:height="3.199cm" svg:x="5.5cm" svg:y="10cm">
          <draw:text-box>
            <text:p text:style-name="P1">Kullanıcı, bir istemci aracılığıyla</text:p>
            <text:p text:style-name="P1">bir yapılandırma çağrısında bulunur.</text:p>
            <text:p text:style-name="P1">Örneğin aktif ağ arabirimlerinin bir</text:p>
            <text:p text:style-name="P1">listesini ister.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7.099cm" svg:height="8.204cm" svg:x="3.532cm" svg:y="1.661cm" draw:page-number="8" presentation:class="page"/>
          <draw:frame presentation:style-name="pr7" draw:text-style-name="P23" draw:layer="layout" svg:width="19.336cm" svg:height="9.661cm" svg:x="2.253cm" svg:y="10.39cm" presentation:class="notes" presentation:placeholder="true" presentation:user-transformed="true">
            <draw:text-box/>
          </draw:frame>
        </presentation:notes>
      </draw:page>
      <draw:page draw:name="Çağrı2" draw:style-name="dp1" draw:master-page-name="Varsayılan">
        <office:forms form:automatic-focus="false" form:apply-design-mode="false"/>
        <draw:frame draw:style-name="gr1" draw:text-style-name="P3" draw:layer="layout" svg:width="12.072cm" svg:height="1.237cm" svg:x="7.701cm" svg:y="2.002cm">
          <draw:text-box>
            <text:p text:style-name="P15"><text:span text:style-name="T1">Bir Yapılandırma Çağrısı</text:span></text:p>
          </draw:text-box>
        </draw:frame>
        <draw:g draw:id="id36">
          <draw:custom-shape draw:style-name="gr13" draw:text-style-name="P2" draw:layer="layout" svg:width="4.5cm" svg:height="4cm" svg:x="3.001cm" svg:y="5.199cm">
            <text:p text:style-name="P1"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1" draw:text-style-name="P10" draw:layer="layout" svg:width="3.309cm" svg:height="2.862cm" svg:x="3.597cm" svg:y="5.768cm">
            <draw:text-box>
              <text:p text:style-name="P9"><text:span text:style-name="T3">Çomar</text:span></text:p>
              <text:p text:style-name="P9"><text:span text:style-name="T3">İstemcisi</text:span></text:p>
              <text:p text:style-name="P9"><text:span text:style-name="T3">(Tasma)</text:span></text:p>
            </draw:text-box>
          </draw:frame>
        </draw:g>
        <draw:custom-shape draw:style-name="gr3" draw:text-style-name="P2" draw:id="id38" draw:layer="layout" svg:width="6cm" svg:height="6cm" svg:x="15.7cm" svg:y="4.2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draw:layer="layout" svg:width="4cm" svg:height="4cm" svg:x="16.7cm" svg:y="5.2cm">
          <text:p text:style-name="P1"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custom-shape draw:style-name="gr3" draw:text-style-name="P2" draw:id="id37" draw:layer="layout" svg:width="3.5cm" svg:height="3.5cm" svg:x="10.1cm" svg:y="5.45cm">
          <text:p text:style-name="P1"/>
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7" draw:layer="layout" svg:width="4.6cm" svg:height="1.8cm" svg:x="16.898cm" svg:y="6.708cm">
          <draw:text-box>
            <text:p text:style-name="P17"><text:span text:style-name="T2">Ana süreç</text:span></text:p>
          </draw:text-box>
        </draw:frame>
        <draw:frame draw:style-name="gr1" draw:text-style-name="P18" draw:layer="layout" svg:width="3.127cm" svg:height="1.925cm" svg:x="10.287cm" svg:y="6.208cm">
          <draw:text-box>
            <text:p text:style-name="P18"><text:span text:style-name="T3">Dış</text:span></text:p>
            <text:p text:style-name="P18"><text:span text:style-name="T3">Bağlantı</text:span></text:p>
          </draw:text-box>
        </draw:frame>
        <draw:connector draw:style-name="gr18" draw:text-style-name="P2" draw:layer="layout" svg:x1="7.501cm" svg:y1="7.199cm" svg:x2="10.1cm" svg:y2="7.2cm" draw:start-shape="id36" draw:start-glue-point="1" draw:end-shape="id37" draw:end-glue-point="3">
          <text:p text:style-name="P1"/>
        </draw:connector>
        <draw:custom-shape draw:style-name="gr3" draw:text-style-name="P2" draw:id="id39" draw:layer="layout" svg:width="3.5cm" svg:height="3.5cm" svg:x="16.95cm" svg:y="12cm">
          <text:p text:style-name="P1"/>
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7" draw:layer="layout" svg:width="3.36cm" svg:height="1.925cm" svg:x="17.098cm" svg:y="12.801cm">
          <draw:text-box>
            <text:p text:style-name="P7"><text:span text:style-name="T3">İş </text:span></text:p>
            <text:p text:style-name="P7"><text:span text:style-name="T3">Yürütücü</text:span></text:p>
          </draw:text-box>
        </draw:frame>
        <draw:connector draw:style-name="gr17" draw:text-style-name="P2" draw:layer="layout" draw:type="line" svg:x1="18.699cm" svg:y1="10.2cm" svg:x2="18.7cm" svg:y2="12cm" draw:start-shape="id38" draw:start-glue-point="6" draw:end-shape="id39" draw:end-glue-point="0">
          <text:p text:style-name="P1"/>
        </draw:connector>
        <draw:connector draw:style-name="gr17" draw:text-style-name="P2" draw:layer="layout" draw:type="line" svg:x1="13.6cm" svg:y1="7.2cm" svg:x2="15.7cm" svg:y2="7.199cm" draw:start-shape="id37" draw:start-glue-point="1" draw:end-shape="id38" draw:end-glue-point="5">
          <text:p text:style-name="P1"/>
        </draw:connector>
        <draw:frame draw:style-name="gr21" draw:layer="layout" svg:width="6.065cm" svg:height="2.462cm" svg:x="19.8cm" svg:y="9.3cm">
          <draw:text-box>
            <text:p text:style-name="P1">Çomar, işlemin</text:p>
            <text:p text:style-name="P1">yürütülmesi için</text:p>
            <text:p text:style-name="P1">bir süreç başlatır.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7.589cm" svg:height="7.718cm" svg:x="3.633cm" svg:y="1.562cm" draw:page-number="9" presentation:class="page"/>
          <draw:frame presentation:style-name="pr8" draw:text-style-name="P24" draw:layer="layout" svg:width="19.89cm" svg:height="9.088cm" svg:x="1.699cm" svg:y="9.773cm" presentation:class="notes" presentation:placeholder="true" presentation:user-transformed="true">
            <draw:text-box/>
          </draw:frame>
        </presentation:notes>
      </draw:page>
      <draw:page draw:name="Çağrı3" draw:style-name="dp1" draw:master-page-name="Varsayılan">
        <office:forms form:automatic-focus="false" form:apply-design-mode="false"/>
        <draw:frame draw:style-name="gr1" draw:text-style-name="P3" draw:layer="layout" svg:width="12.072cm" svg:height="1.237cm" svg:x="7.701cm" svg:y="2.002cm">
          <draw:text-box>
            <text:p text:style-name="P15"><text:span text:style-name="T1">Bir Yapılandırma Çağrısı</text:span></text:p>
          </draw:text-box>
        </draw:frame>
        <draw:g draw:id="id40">
          <draw:custom-shape draw:style-name="gr13" draw:text-style-name="P2" draw:layer="layout" svg:width="4.5cm" svg:height="4cm" svg:x="3.001cm" svg:y="5.199cm">
            <text:p text:style-name="P1"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1" draw:text-style-name="P10" draw:layer="layout" svg:width="3.309cm" svg:height="2.862cm" svg:x="3.597cm" svg:y="5.768cm">
            <draw:text-box>
              <text:p text:style-name="P9"><text:span text:style-name="T3">Çomar</text:span></text:p>
              <text:p text:style-name="P9"><text:span text:style-name="T3">İstemcisi</text:span></text:p>
              <text:p text:style-name="P9"><text:span text:style-name="T3">(Tasma)</text:span></text:p>
            </draw:text-box>
          </draw:frame>
        </draw:g>
        <draw:custom-shape draw:style-name="gr3" draw:text-style-name="P2" draw:id="id42" draw:layer="layout" svg:width="6cm" svg:height="6cm" svg:x="15.72cm" svg:y="4.2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draw:layer="layout" svg:width="4cm" svg:height="4cm" svg:x="16.7cm" svg:y="5.2cm">
          <text:p text:style-name="P1"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custom-shape draw:style-name="gr3" draw:text-style-name="P2" draw:id="id41" draw:layer="layout" svg:width="3.5cm" svg:height="3.5cm" svg:x="10.1cm" svg:y="5.45cm">
          <text:p text:style-name="P1"/>
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7" draw:layer="layout" svg:width="4.6cm" svg:height="1.8cm" svg:x="16.898cm" svg:y="6.708cm">
          <draw:text-box>
            <text:p text:style-name="P17"><text:span text:style-name="T2">Ana süreç</text:span></text:p>
          </draw:text-box>
        </draw:frame>
        <draw:frame draw:style-name="gr1" draw:text-style-name="P18" draw:layer="layout" svg:width="3.127cm" svg:height="1.925cm" svg:x="10.287cm" svg:y="6.208cm">
          <draw:text-box>
            <text:p text:style-name="P18"><text:span text:style-name="T3">Dış</text:span></text:p>
            <text:p text:style-name="P18"><text:span text:style-name="T3">Bağlantı</text:span></text:p>
          </draw:text-box>
        </draw:frame>
        <draw:connector draw:style-name="gr18" draw:text-style-name="P2" draw:layer="layout" svg:x1="7.501cm" svg:y1="7.199cm" svg:x2="10.1cm" svg:y2="7.2cm" draw:start-shape="id40" draw:start-glue-point="1" draw:end-shape="id41" draw:end-glue-point="3">
          <text:p text:style-name="P1"/>
        </draw:connector>
        <draw:g draw:id="id45">
          <draw:custom-shape draw:style-name="gr3" draw:text-style-name="P2" draw:id="id43" draw:layer="layout" svg:width="3.5cm" svg:height="3.5cm" svg:x="16.95cm" svg:y="12cm">
            <text:p text:style-name="P1"/>
  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8" draw:layer="layout" svg:width="3.36cm" svg:height="1.925cm" svg:x="17.098cm" svg:y="12.801cm">
            <draw:text-box>
              <text:p text:style-name="P18"><text:span text:style-name="T3">İş </text:span></text:p>
              <text:p text:style-name="P18"><text:span text:style-name="T3">Yürütücü</text:span></text:p>
            </draw:text-box>
          </draw:frame>
        </draw:g>
        <draw:g draw:id="id44">
          <draw:custom-shape draw:style-name="gr2" draw:text-style-name="P2" draw:layer="layout" svg:width="4.3cm" svg:height="3cm" svg:x="16.57cm" svg:y="17.1cm">
            <text:p text:style-name="P1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" draw:text-style-name="P1" draw:layer="layout" svg:width="3.779cm" svg:height="0.988cm" svg:x="16.941cm" svg:y="18.5cm">
            <draw:text-box>
              <text:p text:style-name="P1">Veritabanı</text:p>
            </draw:text-box>
          </draw:frame>
        </draw:g>
        <draw:connector draw:style-name="gr22" draw:text-style-name="P2" draw:layer="layout" draw:type="line" svg:x1="13.6cm" svg:y1="7.2cm" svg:x2="15.72cm" svg:y2="7.199cm" draw:start-shape="id41" draw:start-glue-point="1" draw:end-shape="id42" draw:end-glue-point="5">
          <text:p text:style-name="P1"/>
        </draw:connector>
        <draw:connector draw:style-name="gr22" draw:text-style-name="P2" draw:layer="layout" draw:type="line" svg:x1="18.719cm" svg:y1="10.2cm" svg:x2="18.7cm" svg:y2="12cm" draw:start-shape="id42" draw:start-glue-point="6" draw:end-shape="id43" draw:end-glue-point="0">
          <text:p text:style-name="P1"/>
        </draw:connector>
        <draw:custom-shape draw:style-name="gr3" draw:text-style-name="P2" draw:id="id46" draw:layer="layout" svg:width="3.5cm" svg:height="3.5cm" svg:x="10.102cm" svg:y="10.3cm">
          <text:p text:style-name="P1"/>
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8" draw:layer="layout" svg:width="3.808cm" svg:height="2.862cm" svg:x="9.97cm" svg:y="10.6cm">
          <draw:text-box>
            <text:p text:style-name="P18"><text:span text:style-name="T3">Alt İş </text:span></text:p>
            <text:p text:style-name="P18"><text:span text:style-name="T3">Yürütücü</text:span></text:p>
            <text:p text:style-name="P18"><text:span text:style-name="T3">(net-tools)</text:span></text:p>
          </draw:text-box>
        </draw:frame>
        <draw:custom-shape draw:style-name="gr3" draw:text-style-name="P2" draw:id="id47" draw:layer="layout" svg:width="3.5cm" svg:height="3.5cm" svg:x="10.1cm" svg:y="14.8cm">
          <text:p text:style-name="P1"/>
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2" draw:layer="layout" draw:type="line" svg:x1="18.72cm" svg:y1="17.1cm" svg:x2="18.704cm" svg:y2="15.5cm" draw:start-shape="id44" draw:start-glue-point="0" draw:end-shape="id45" draw:end-glue-point="2">
          <text:p text:style-name="P1"/>
        </draw:connector>
        <draw:connector draw:style-name="gr17" draw:text-style-name="P2" draw:layer="layout" svg:x1="16.95cm" svg:y1="13.75cm" svg:x2="13.602cm" svg:y2="12.05cm" draw:start-shape="id45" draw:start-glue-point="3" draw:end-shape="id46" draw:end-glue-point="1">
          <text:p text:style-name="P1"/>
        </draw:connector>
        <draw:connector draw:style-name="gr17" draw:text-style-name="P2" draw:layer="layout" svg:x1="16.95cm" svg:y1="13.75cm" svg:x2="13.6cm" svg:y2="16.55cm" draw:start-shape="id45" draw:start-glue-point="3" draw:end-shape="id47">
          <text:p text:style-name="P1"/>
        </draw:connector>
        <draw:connector draw:style-name="gr24" draw:text-style-name="P2" draw:layer="layout" svg:x1="18.719cm" svg:y1="10.2cm" svg:x2="18.704cm" svg:y2="12cm" draw:start-shape="id42" draw:start-glue-point="6" draw:end-shape="id45" draw:end-glue-point="0">
          <text:p text:style-name="P1"/>
        </draw:connector>
        <draw:frame draw:style-name="gr23" draw:text-style-name="P18" draw:layer="layout" svg:width="3.808cm" svg:height="2.862cm" svg:x="10.17cm" svg:y="15.1cm">
          <draw:text-box>
            <text:p text:style-name="P18"><text:span text:style-name="T3">Alt İş </text:span></text:p>
            <text:p text:style-name="P18"><text:span text:style-name="T3">Yürütücü</text:span></text:p>
            <text:p text:style-name="P18"><text:span text:style-name="T3">(pppd)</text:span></text:p>
          </draw:text-box>
        </draw:frame>
        <draw:frame draw:style-name="gr21" draw:layer="layout" svg:width="5.98cm" svg:height="3.936cm" svg:x="20.5cm" svg:y="11.825cm">
          <draw:text-box>
            <text:p text:style-name="P1">Veritabanında</text:p>
            <text:p text:style-name="P1">ilgili metodu</text:p>
            <text:p text:style-name="P1">sağlayan betikler</text:p>
            <text:p text:style-name="P1">birer alt iş süreci</text:p>
            <text:p text:style-name="P1">olarak başlatılır.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093cm" svg:height="7.26cm" svg:x="3.496cm" svg:y="1.469cm" draw:page-number="10" presentation:class="page"/>
          <draw:frame presentation:style-name="pr9" draw:text-style-name="P25" draw:layer="layout" svg:width="20.46cm" svg:height="8.549cm" svg:x="1.129cm" svg:y="9.193cm" presentation:class="notes" presentation:placeholder="true" presentation:user-transformed="true">
            <draw:text-box/>
          </draw:frame>
        </presentation:notes>
      </draw:page>
      <draw:page draw:name="Çağrı4" draw:style-name="dp1" draw:master-page-name="Varsayılan">
        <office:forms form:automatic-focus="false" form:apply-design-mode="false"/>
        <draw:frame draw:style-name="gr1" draw:text-style-name="P3" draw:layer="layout" svg:width="12.072cm" svg:height="1.237cm" svg:x="7.701cm" svg:y="2.002cm">
          <draw:text-box>
            <text:p text:style-name="P15"><text:span text:style-name="T1">Bir Yapılandırma Çağrısı</text:span></text:p>
          </draw:text-box>
        </draw:frame>
        <draw:g draw:id="id51">
          <draw:custom-shape draw:style-name="gr13" draw:text-style-name="P2" draw:layer="layout" svg:width="4.5cm" svg:height="4cm" svg:x="3.001cm" svg:y="5.199cm">
            <text:p text:style-name="P1"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1" draw:text-style-name="P10" draw:layer="layout" svg:width="3.309cm" svg:height="2.862cm" svg:x="3.597cm" svg:y="5.768cm">
            <draw:text-box>
              <text:p text:style-name="P9"><text:span text:style-name="T3">Çomar</text:span></text:p>
              <text:p text:style-name="P9"><text:span text:style-name="T3">İstemcisi</text:span></text:p>
              <text:p text:style-name="P9"><text:span text:style-name="T3">(Tasma)</text:span></text:p>
            </draw:text-box>
          </draw:frame>
        </draw:g>
        <draw:custom-shape draw:style-name="gr3" draw:text-style-name="P2" draw:id="id49" draw:layer="layout" svg:width="6cm" svg:height="6cm" svg:x="15.7cm" svg:y="4.2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draw:layer="layout" svg:width="4cm" svg:height="4cm" svg:x="16.7cm" svg:y="5.2cm">
          <text:p text:style-name="P1"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custom-shape draw:style-name="gr3" draw:text-style-name="P2" draw:id="id50" draw:layer="layout" svg:width="3.5cm" svg:height="3.5cm" svg:x="10.1cm" svg:y="5.45cm">
          <text:p text:style-name="P1"/>
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7" draw:layer="layout" svg:width="4.6cm" svg:height="1.8cm" svg:x="16.898cm" svg:y="6.708cm">
          <draw:text-box>
            <text:p text:style-name="P17"><text:span text:style-name="T2">Ana süreç</text:span></text:p>
          </draw:text-box>
        </draw:frame>
        <draw:frame draw:style-name="gr1" draw:text-style-name="P18" draw:layer="layout" svg:width="3.127cm" svg:height="1.925cm" svg:x="10.287cm" svg:y="6.208cm">
          <draw:text-box>
            <text:p text:style-name="P18"><text:span text:style-name="T3">Dış</text:span></text:p>
            <text:p text:style-name="P18"><text:span text:style-name="T3">Bağlantı</text:span></text:p>
          </draw:text-box>
        </draw:frame>
        <draw:custom-shape draw:style-name="gr20" draw:text-style-name="P2" draw:id="id48" draw:layer="layout" svg:width="3.5cm" svg:height="3.5cm" svg:x="16.95cm" svg:y="12cm">
          <text:p text:style-name="P1"/>
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8" draw:layer="layout" svg:width="3.36cm" svg:height="1.925cm" svg:x="17.098cm" svg:y="12.801cm">
          <draw:text-box>
            <text:p text:style-name="P18">İş </text:p>
            <text:p text:style-name="P18">Yürütücü</text:p>
          </draw:text-box>
        </draw:frame>
        <draw:custom-shape draw:style-name="gr20" draw:text-style-name="P2" draw:layer="layout" svg:width="3.5cm" svg:height="3.5cm" svg:x="10.102cm" svg:y="10.3cm">
          <text:p text:style-name="P1"/>
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8" draw:layer="layout" svg:width="3.808cm" svg:height="2.862cm" svg:x="9.97cm" svg:y="10.6cm">
          <draw:text-box>
            <text:p text:style-name="P18"><text:span text:style-name="T3">Alt İş </text:span></text:p>
            <text:p text:style-name="P18"><text:span text:style-name="T3">Yürütücü</text:span></text:p>
            <text:p text:style-name="P18"><text:span text:style-name="T3">(net-tools)</text:span></text:p>
          </draw:text-box>
        </draw:frame>
        <draw:custom-shape draw:style-name="gr20" draw:text-style-name="P2" draw:layer="layout" svg:width="3.5cm" svg:height="3.5cm" svg:x="10.1cm" svg:y="14.8cm">
          <text:p text:style-name="P1"/>
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8" draw:layer="layout" svg:width="3.808cm" svg:height="2.862cm" svg:x="10.17cm" svg:y="15.1cm">
          <draw:text-box>
            <text:p text:style-name="P18"><text:span text:style-name="T3">Alt İş </text:span></text:p>
            <text:p text:style-name="P18"><text:span text:style-name="T3">Yürütücü</text:span></text:p>
            <text:p text:style-name="P18"><text:span text:style-name="T3">(pppd)</text:span></text:p>
          </draw:text-box>
        </draw:frame>
        <draw:connector draw:style-name="gr26" draw:text-style-name="P2" draw:layer="layout" svg:x1="16.95cm" svg:y1="13.75cm" svg:x2="13.602cm" svg:y2="12.05cm">
          <text:p text:style-name="P1"/>
        </draw:connector>
        <draw:connector draw:style-name="gr26" draw:text-style-name="P2" draw:layer="layout" svg:x1="16.95cm" svg:y1="13.75cm" svg:x2="13.6cm" svg:y2="16.55cm">
          <text:p text:style-name="P1"/>
        </draw:connector>
        <draw:connector draw:style-name="gr17" draw:text-style-name="P2" draw:layer="layout" svg:x1="18.7cm" svg:y1="12cm" svg:x2="18.699cm" svg:y2="10.2cm" draw:start-shape="id48" draw:start-glue-point="0" draw:end-shape="id49" draw:end-glue-point="6">
          <text:p text:style-name="P1"/>
        </draw:connector>
        <draw:connector draw:style-name="gr17" draw:text-style-name="P2" draw:layer="layout" svg:x1="15.7cm" svg:y1="7.199cm" svg:x2="13.6cm" svg:y2="7.2cm" draw:start-shape="id49" draw:start-glue-point="5" draw:end-shape="id50" draw:end-glue-point="1">
          <text:p text:style-name="P1"/>
        </draw:connector>
        <draw:connector draw:style-name="gr17" draw:text-style-name="P2" draw:layer="layout" svg:x1="10.1cm" svg:y1="7.2cm" svg:x2="7.501cm" svg:y2="7.199cm" draw:start-shape="id50" draw:start-glue-point="3" draw:end-shape="id51" draw:end-glue-point="1">
          <text:p text:style-name="P1"/>
        </draw:connector>
        <draw:frame draw:style-name="gr21" draw:layer="layout" svg:width="6.784cm" svg:height="3.936cm" svg:x="2.5cm" svg:y="9.4cm">
          <draw:text-box>
            <text:p text:style-name="P1">Betikler metodun</text:p>
            <text:p text:style-name="P1">tanımladığı biçimde</text:p>
            <text:p text:style-name="P1">bilgileri oluşturup</text:p>
            <text:p text:style-name="P1">istemciye geri</text:p>
            <text:p text:style-name="P1">döndürürler.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11cm" svg:height="6.83cm" svg:x="2.978cm" svg:y="1.381cm" draw:page-number="11" presentation:class="page"/>
          <draw:frame presentation:style-name="pr10" draw:text-style-name="P26" draw:layer="layout" svg:width="21.046cm" svg:height="8.042cm" svg:x="0.543cm" svg:y="8.647cm" presentation:class="notes" presentation:placeholder="true" presentation:user-transformed="true">
            <draw:text-box/>
          </draw:frame>
        </presentation:notes>
      </draw:page>
      <draw:page draw:name="Çıkış" draw:style-name="dp1" draw:master-page-name="Varsayılan">
        <office:forms form:automatic-focus="false" form:apply-design-mode="false"/>
        <draw:frame draw:style-name="gr1" draw:text-style-name="P3" draw:layer="layout" svg:width="16.614cm" svg:height="1.237cm" svg:x="5.801cm" svg:y="2.002cm">
          <draw:text-box>
            <text:p text:style-name="P15"><text:span text:style-name="T1">Bir Uygulamanın Sistemden Çıkışı</text:span></text:p>
          </draw:text-box>
        </draw:frame>
        <draw:g draw:id="id52">
          <draw:custom-shape draw:style-name="gr13" draw:text-style-name="P2" draw:layer="layout" svg:width="4.5cm" svg:height="4cm" svg:x="3.001cm" svg:y="5.199cm">
            <text:p text:style-name="P1"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1" draw:text-style-name="P10" draw:layer="layout" svg:width="3.533cm" svg:height="2.862cm" svg:x="3.485cm" svg:y="5.768cm">
            <draw:text-box>
              <text:p text:style-name="P9"><text:span text:style-name="T3">Paket</text:span></text:p>
              <text:p text:style-name="P9"><text:span text:style-name="T3">Yöneticisi</text:span></text:p>
              <text:p text:style-name="P9"><text:span text:style-name="T3">(Pisi)</text:span></text:p>
            </draw:text-box>
          </draw:frame>
        </draw:g>
        <draw:g>
          <draw:custom-shape draw:style-name="gr16" draw:text-style-name="P2" draw:layer="layout" svg:width="3.5cm" svg:height="2.6cm" svg:x="3.501cm" svg:y="12.24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3.5cm" svg:height="1cm" svg:x="3.501cm" svg:y="15.042cm">
            <text:p text:style-name="P1"/>
            <draw:enhanced-geometry svg:viewBox="0 0 21600 21600" draw:type="rectangle" draw:enhanced-path="M 0 0 L 21600 0 21600 21600 0 21600 0 0 Z N"/>
          </draw:custom-shape>
          <draw:frame draw:style-name="gr1" draw:text-style-name="P10" draw:layer="layout" svg:width="3.207cm" svg:height="1.925cm" svg:x="3.648cm" svg:y="12.61cm">
            <draw:text-box>
              <text:p text:style-name="P9"><text:span text:style-name="T3">Program</text:span></text:p>
              <text:p text:style-name="P9"><text:span text:style-name="T3">Paketi</text:span></text:p>
            </draw:text-box>
          </draw:frame>
          <draw:frame draw:style-name="gr1" draw:text-style-name="P10" draw:layer="layout" svg:width="2.729cm" svg:height="0.988cm" svg:x="3.887cm" svg:y="15.111cm">
            <draw:text-box>
              <text:p text:style-name="P9"><text:span text:style-name="T3">Betik 1</text:span></text:p>
            </draw:text-box>
          </draw:frame>
          <draw:custom-shape draw:style-name="gr16" draw:text-style-name="P2" draw:layer="layout" svg:width="3.5cm" svg:height="1cm" svg:x="3.501cm" svg:y="16.243cm">
            <text:p text:style-name="P1"/>
            <draw:enhanced-geometry svg:viewBox="0 0 21600 21600" draw:type="rectangle" draw:enhanced-path="M 0 0 L 21600 0 21600 21600 0 21600 0 0 Z N"/>
          </draw:custom-shape>
          <draw:frame draw:style-name="gr1" draw:text-style-name="P10" draw:layer="layout" svg:width="2.729cm" svg:height="0.988cm" svg:x="3.887cm" svg:y="16.312cm">
            <draw:text-box>
              <text:p text:style-name="P9"><text:span text:style-name="T3">Betik 2</text:span></text:p>
            </draw:text-box>
          </draw:frame>
        </draw:g>
        <draw:custom-shape draw:style-name="gr3" draw:text-style-name="P2" draw:id="id54" draw:layer="layout" svg:width="6cm" svg:height="6cm" svg:x="15.7cm" svg:y="4.21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draw:layer="layout" svg:width="4cm" svg:height="4cm" svg:x="16.7cm" svg:y="5.21cm">
          <text:p text:style-name="P1"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custom-shape draw:style-name="gr3" draw:text-style-name="P2" draw:id="id53" draw:layer="layout" svg:width="3.5cm" svg:height="3.5cm" svg:x="10.1cm" svg:y="5.47cm">
          <text:p text:style-name="P1"/>
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7" draw:layer="layout" svg:width="4.6cm" svg:height="1.8cm" svg:x="16.898cm" svg:y="6.718cm">
          <draw:text-box>
            <text:p text:style-name="P17"><text:span text:style-name="T2">Ana süreç</text:span></text:p>
          </draw:text-box>
        </draw:frame>
        <draw:frame draw:style-name="gr1" draw:text-style-name="P18" draw:layer="layout" svg:width="3.127cm" svg:height="1.925cm" svg:x="10.287cm" svg:y="6.228cm">
          <draw:text-box>
            <text:p text:style-name="P18"><text:span text:style-name="T3">Dış</text:span></text:p>
            <text:p text:style-name="P18"><text:span text:style-name="T3">Bağlantı</text:span></text:p>
          </draw:text-box>
        </draw:frame>
        <draw:connector draw:style-name="gr17" draw:text-style-name="P2" draw:layer="layout" draw:type="line" svg:x1="7.501cm" svg:y1="7.199cm" svg:x2="10.1cm" svg:y2="7.22cm" draw:start-shape="id52" draw:start-glue-point="1" draw:end-shape="id53" draw:end-glue-point="3">
          <text:p text:style-name="P1"/>
        </draw:connector>
        <draw:connector draw:style-name="gr18" draw:text-style-name="P2" draw:layer="layout" svg:x1="13.6cm" svg:y1="7.22cm" svg:x2="15.7cm" svg:y2="7.209cm" draw:start-shape="id53" draw:start-glue-point="1" draw:end-shape="id54" draw:end-glue-point="5">
          <text:p text:style-name="P1"/>
        </draw:connector>
        <draw:frame draw:style-name="gr1" draw:text-style-name="P27" draw:layer="layout" svg:width="9.231cm" svg:height="0.988cm" svg:x="7.5cm" svg:y="9.5cm">
          <draw:text-box>
            <text:p text:style-name="P27">Çomar'a çıkış çağrısı yapılır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5.71cm" svg:height="9.855cm" svg:x="3.247cm" svg:y="1.997cm" draw:page-number="12" presentation:class="page"/>
          <draw:frame presentation:style-name="pr4" draw:text-style-name="P19" draw:layer="layout" svg:width="17.766cm" svg:height="11.605cm" svg:x="2.219cm" svg:y="12.483cm" presentation:class="notes" presentation:placeholder="true" presentation:user-transformed="true">
            <draw:text-box/>
          </draw:frame>
        </presentation:notes>
      </draw:page>
      <draw:page draw:name="Çıkış2" draw:style-name="dp1" draw:master-page-name="Varsayılan">
        <office:forms form:automatic-focus="false" form:apply-design-mode="false"/>
        <draw:g draw:id="id58">
          <draw:custom-shape draw:style-name="gr13" draw:text-style-name="P2" draw:layer="layout" svg:width="4.5cm" svg:height="4cm" svg:x="3.001cm" svg:y="5.199cm">
            <text:p text:style-name="P1"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1" draw:text-style-name="P10" draw:layer="layout" svg:width="3.533cm" svg:height="2.862cm" svg:x="3.485cm" svg:y="5.768cm">
            <draw:text-box>
              <text:p text:style-name="P9"><text:span text:style-name="T3">Paket</text:span></text:p>
              <text:p text:style-name="P9"><text:span text:style-name="T3">Yöneticisi</text:span></text:p>
              <text:p text:style-name="P9"><text:span text:style-name="T3">(Pisi)</text:span></text:p>
            </draw:text-box>
          </draw:frame>
        </draw:g>
        <draw:g>
          <draw:custom-shape draw:style-name="gr16" draw:text-style-name="P2" draw:layer="layout" svg:width="3.5cm" svg:height="2.6cm" svg:x="3.501cm" svg:y="12.24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3.5cm" svg:height="1cm" svg:x="3.501cm" svg:y="15.042cm">
            <text:p text:style-name="P1"/>
            <draw:enhanced-geometry svg:viewBox="0 0 21600 21600" draw:type="rectangle" draw:enhanced-path="M 0 0 L 21600 0 21600 21600 0 21600 0 0 Z N"/>
          </draw:custom-shape>
          <draw:frame draw:style-name="gr1" draw:text-style-name="P10" draw:layer="layout" svg:width="3.207cm" svg:height="1.925cm" svg:x="3.648cm" svg:y="12.61cm">
            <draw:text-box>
              <text:p text:style-name="P9"><text:span text:style-name="T3">Program</text:span></text:p>
              <text:p text:style-name="P9"><text:span text:style-name="T3">Paketi</text:span></text:p>
            </draw:text-box>
          </draw:frame>
          <draw:frame draw:style-name="gr1" draw:text-style-name="P10" draw:layer="layout" svg:width="2.729cm" svg:height="0.988cm" svg:x="3.887cm" svg:y="15.111cm">
            <draw:text-box>
              <text:p text:style-name="P9"><text:span text:style-name="T3">Betik 1</text:span></text:p>
            </draw:text-box>
          </draw:frame>
          <draw:custom-shape draw:style-name="gr16" draw:text-style-name="P2" draw:layer="layout" svg:width="3.5cm" svg:height="1cm" svg:x="3.501cm" svg:y="16.243cm">
            <text:p text:style-name="P1"/>
            <draw:enhanced-geometry svg:viewBox="0 0 21600 21600" draw:type="rectangle" draw:enhanced-path="M 0 0 L 21600 0 21600 21600 0 21600 0 0 Z N"/>
          </draw:custom-shape>
          <draw:frame draw:style-name="gr1" draw:text-style-name="P10" draw:layer="layout" svg:width="2.729cm" svg:height="0.988cm" svg:x="3.887cm" svg:y="16.312cm">
            <draw:text-box>
              <text:p text:style-name="P9"><text:span text:style-name="T3">Betik 2</text:span></text:p>
            </draw:text-box>
          </draw:frame>
        </draw:g>
        <draw:custom-shape draw:style-name="gr3" draw:text-style-name="P2" draw:id="id56" draw:layer="layout" svg:width="6cm" svg:height="6cm" svg:x="15.7cm" svg:y="4.21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draw:layer="layout" svg:width="4cm" svg:height="4cm" svg:x="16.7cm" svg:y="5.21cm">
          <text:p text:style-name="P1"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custom-shape draw:style-name="gr3" draw:text-style-name="P2" draw:id="id55" draw:layer="layout" svg:width="3.5cm" svg:height="3.5cm" svg:x="10.1cm" svg:y="5.47cm">
          <text:p text:style-name="P1"/>
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7" draw:layer="layout" svg:width="4.6cm" svg:height="1.8cm" svg:x="16.898cm" svg:y="6.718cm">
          <draw:text-box>
            <text:p text:style-name="P17"><text:span text:style-name="T2">Ana süreç</text:span></text:p>
          </draw:text-box>
        </draw:frame>
        <draw:frame draw:style-name="gr1" draw:text-style-name="P18" draw:layer="layout" svg:width="3.127cm" svg:height="1.925cm" svg:x="10.287cm" svg:y="6.228cm">
          <draw:text-box>
            <text:p text:style-name="P18"><text:span text:style-name="T3">Dış</text:span></text:p>
            <text:p text:style-name="P18"><text:span text:style-name="T3">Bağlantı</text:span></text:p>
          </draw:text-box>
        </draw:frame>
        <draw:connector draw:style-name="gr17" draw:text-style-name="P2" draw:layer="layout" draw:type="line" svg:x1="13.6cm" svg:y1="7.22cm" svg:x2="15.7cm" svg:y2="7.209cm" draw:start-shape="id55" draw:start-glue-point="1" draw:end-shape="id56" draw:end-glue-point="5">
          <text:p text:style-name="P1"/>
        </draw:connector>
        <draw:custom-shape draw:style-name="gr3" draw:text-style-name="P2" draw:id="id57" draw:layer="layout" svg:width="3.5cm" svg:height="3.5cm" svg:x="16.95cm" svg:y="12cm">
          <text:p text:style-name="P1"/>
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8" draw:layer="layout" svg:width="3.36cm" svg:height="1.925cm" svg:x="17.098cm" svg:y="12.801cm">
          <draw:text-box>
            <text:p text:style-name="P18"><text:span text:style-name="T3">İş </text:span></text:p>
            <text:p text:style-name="P18"><text:span text:style-name="T3">Yürütücü</text:span></text:p>
          </draw:text-box>
        </draw:frame>
        <draw:connector draw:style-name="gr17" draw:text-style-name="P2" draw:layer="layout" draw:type="line" svg:x1="18.699cm" svg:y1="10.21cm" svg:x2="18.7cm" svg:y2="12cm" draw:start-shape="id56" draw:start-glue-point="6" draw:end-shape="id57" draw:end-glue-point="0">
          <text:p text:style-name="P1"/>
        </draw:connector>
        <draw:frame draw:style-name="gr1" draw:text-style-name="P27" draw:layer="layout" svg:width="5.819cm" svg:height="3.199cm" svg:x="20.2cm" svg:y="9.362cm">
          <draw:text-box>
            <text:p text:style-name="P27">Çomar, çıkış</text:p>
            <text:p text:style-name="P27">işlemini yapacak</text:p>
            <text:p text:style-name="P27">bir yürütücü</text:p>
            <text:p text:style-name="P27">süreci başlatır.</text:p>
          </draw:text-box>
        </draw:frame>
        <draw:connector draw:style-name="gr18" draw:text-style-name="P2" draw:layer="layout" svg:x1="7.501cm" svg:y1="7.199cm" svg:x2="10.1cm" svg:y2="7.22cm" draw:start-shape="id58" draw:start-glue-point="1" draw:end-shape="id55" draw:end-glue-point="3">
          <text:p text:style-name="P1"/>
        </draw:connector>
        <draw:frame draw:style-name="gr1" draw:text-style-name="P3" draw:layer="layout" svg:width="16.614cm" svg:height="1.237cm" svg:x="5.801cm" svg:y="2.003cm">
          <draw:text-box>
            <text:p text:style-name="P15"><text:span text:style-name="T1">Bir Uygulamanın Sistemden Çıkışı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6.16cm" svg:height="9.271cm" svg:x="3.339cm" svg:y="1.878cm" draw:page-number="13" presentation:class="page"/>
          <draw:frame presentation:style-name="pr5" draw:text-style-name="P20" draw:layer="layout" svg:width="18.275cm" svg:height="10.917cm" svg:x="2.282cm" svg:y="11.742cm" presentation:class="notes" presentation:placeholder="true" presentation:user-transformed="true">
            <draw:text-box/>
          </draw:frame>
        </presentation:notes>
      </draw:page>
      <draw:page draw:name="Çıkış3" draw:style-name="dp1" draw:master-page-name="Varsayılan">
        <office:forms form:automatic-focus="false" form:apply-design-mode="false"/>
        <draw:g draw:id="id63">
          <draw:custom-shape draw:style-name="gr13" draw:text-style-name="P2" draw:layer="layout" svg:width="4.5cm" svg:height="4cm" svg:x="3.001cm" svg:y="5.199cm">
            <text:p text:style-name="P1"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1" draw:text-style-name="P10" draw:layer="layout" svg:width="3.533cm" svg:height="2.862cm" svg:x="3.485cm" svg:y="5.768cm">
            <draw:text-box>
              <text:p text:style-name="P9"><text:span text:style-name="T3">Paket</text:span></text:p>
              <text:p text:style-name="P9"><text:span text:style-name="T3">Yöneticisi</text:span></text:p>
              <text:p text:style-name="P9"><text:span text:style-name="T3">(Pisi)</text:span></text:p>
            </draw:text-box>
          </draw:frame>
        </draw:g>
        <draw:custom-shape draw:style-name="gr16" draw:text-style-name="P2" draw:layer="layout" svg:width="3.5cm" svg:height="2.6cm" svg:x="3.501cm" svg:y="12.242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cm" svg:height="1cm" svg:x="3.501cm" svg:y="15.042cm">
          <text:p text:style-name="P1"/>
          <draw:enhanced-geometry svg:viewBox="0 0 21600 21600" draw:type="rectangle" draw:enhanced-path="M 0 0 L 21600 0 21600 21600 0 21600 0 0 Z N"/>
        </draw:custom-shape>
        <draw:frame draw:style-name="gr1" draw:text-style-name="P21" draw:layer="layout" svg:width="3.207cm" svg:height="1.925cm" svg:x="3.648cm" svg:y="12.61cm">
          <draw:text-box>
            <text:p text:style-name="P21"><text:span text:style-name="T3">Program</text:span></text:p>
            <text:p text:style-name="P21"><text:span text:style-name="T3">Paketi</text:span></text:p>
          </draw:text-box>
        </draw:frame>
        <draw:frame draw:style-name="gr1" draw:text-style-name="P21" draw:layer="layout" svg:width="2.729cm" svg:height="0.988cm" svg:x="3.887cm" svg:y="15.111cm">
          <draw:text-box>
            <text:p text:style-name="P21"><text:span text:style-name="T3">Betik 1</text:span></text:p>
          </draw:text-box>
        </draw:frame>
        <draw:custom-shape draw:style-name="gr16" draw:text-style-name="P2" draw:layer="layout" svg:width="3.5cm" svg:height="1cm" svg:x="3.501cm" svg:y="16.243cm">
          <text:p text:style-name="P1"/>
          <draw:enhanced-geometry svg:viewBox="0 0 21600 21600" draw:type="rectangle" draw:enhanced-path="M 0 0 L 21600 0 21600 21600 0 21600 0 0 Z N"/>
        </draw:custom-shape>
        <draw:frame draw:style-name="gr1" draw:text-style-name="P21" draw:layer="layout" svg:width="2.729cm" svg:height="0.988cm" svg:x="3.887cm" svg:y="16.312cm">
          <draw:text-box>
            <text:p text:style-name="P21"><text:span text:style-name="T3">Betik 2</text:span></text:p>
          </draw:text-box>
        </draw:frame>
        <draw:custom-shape draw:style-name="gr3" draw:text-style-name="P2" draw:id="id60" draw:layer="layout" svg:width="6cm" svg:height="6cm" svg:x="15.7cm" svg:y="4.21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draw:layer="layout" svg:width="4cm" svg:height="4cm" svg:x="16.7cm" svg:y="5.21cm">
          <text:p text:style-name="P1"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custom-shape draw:style-name="gr3" draw:text-style-name="P2" draw:id="id59" draw:layer="layout" svg:width="3.5cm" svg:height="3.5cm" svg:x="10.1cm" svg:y="5.47cm">
          <text:p text:style-name="P1"/>
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7" draw:layer="layout" svg:width="4.6cm" svg:height="1.8cm" svg:x="16.898cm" svg:y="6.718cm">
          <draw:text-box>
            <text:p text:style-name="P17"><text:span text:style-name="T2">Ana süreç</text:span></text:p>
          </draw:text-box>
        </draw:frame>
        <draw:frame draw:style-name="gr1" draw:text-style-name="P18" draw:layer="layout" svg:width="3.127cm" svg:height="1.925cm" svg:x="10.287cm" svg:y="6.228cm">
          <draw:text-box>
            <text:p text:style-name="P18"><text:span text:style-name="T3">Dış</text:span></text:p>
            <text:p text:style-name="P18"><text:span text:style-name="T3">Bağlantı</text:span></text:p>
          </draw:text-box>
        </draw:frame>
        <draw:connector draw:style-name="gr19" draw:text-style-name="P2" draw:layer="layout" draw:type="line" svg:x1="13.6cm" svg:y1="7.22cm" svg:x2="15.7cm" svg:y2="7.209cm" draw:start-shape="id59" draw:start-glue-point="1" draw:end-shape="id60" draw:end-glue-point="5">
          <text:p text:style-name="P1"/>
        </draw:connector>
        <draw:custom-shape draw:style-name="gr3" draw:text-style-name="P2" draw:id="id61" draw:layer="layout" svg:width="3.5cm" svg:height="3.5cm" svg:x="16.95cm" svg:y="12cm">
          <text:p text:style-name="P1"/>
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8" draw:layer="layout" svg:width="3.36cm" svg:height="1.925cm" svg:x="17.098cm" svg:y="12.801cm">
          <draw:text-box>
            <text:p text:style-name="P18"><text:span text:style-name="T3">İş </text:span></text:p>
            <text:p text:style-name="P18"><text:span text:style-name="T3">Yürütücü</text:span></text:p>
          </draw:text-box>
        </draw:frame>
        <draw:connector draw:style-name="gr19" draw:text-style-name="P2" draw:layer="layout" draw:type="line" svg:x1="18.699cm" svg:y1="10.21cm" svg:x2="18.7cm" svg:y2="12cm" draw:start-shape="id60" draw:start-glue-point="6" draw:end-shape="id61" draw:end-glue-point="0">
          <text:p text:style-name="P1"/>
        </draw:connector>
        <draw:g draw:id="id62">
          <draw:custom-shape draw:style-name="gr2" draw:text-style-name="P2" draw:layer="layout" svg:width="4.3cm" svg:height="3cm" svg:x="16.55cm" svg:y="17.1cm">
            <text:p text:style-name="P1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" draw:layer="layout" svg:width="3.779cm" svg:height="0.988cm" svg:x="16.921cm" svg:y="18.5cm">
            <draw:text-box>
              <text:p text:style-name="P1">Veritabanı</text:p>
            </draw:text-box>
          </draw:frame>
        </draw:g>
        <draw:connector draw:style-name="gr17" draw:text-style-name="P2" draw:layer="layout" svg:x1="18.7cm" svg:y1="15.5cm" svg:x2="18.7cm" svg:y2="17.1cm" draw:start-shape="id61" draw:start-glue-point="2" draw:end-shape="id62" draw:end-glue-point="0">
          <text:p text:style-name="P1"/>
        </draw:connector>
        <draw:frame draw:style-name="gr1" draw:text-style-name="P27" draw:layer="layout" svg:width="5.315cm" svg:height="3.936cm" svg:x="20.5cm" svg:y="11.8cm">
          <draw:text-box>
            <text:p text:style-name="P27">Yürütücü,</text:p>
            <text:p text:style-name="P27">uygulamaya</text:p>
            <text:p text:style-name="P27">ait betikleri</text:p>
            <text:p text:style-name="P27">veritabanından</text:p>
            <text:p text:style-name="P27">çıkartır.</text:p>
          </draw:text-box>
        </draw:frame>
        <draw:connector draw:style-name="gr18" draw:text-style-name="P2" draw:layer="layout" svg:x1="7.501cm" svg:y1="7.199cm" svg:x2="10.1cm" svg:y2="7.22cm" draw:start-shape="id63" draw:start-glue-point="1" draw:end-shape="id59" draw:end-glue-point="3">
          <text:p text:style-name="P1"/>
        </draw:connector>
        <draw:frame draw:style-name="gr1" draw:text-style-name="P3" draw:layer="layout" svg:width="16.614cm" svg:height="1.237cm" svg:x="5.801cm" svg:y="2.003cm">
          <draw:text-box>
            <text:p text:style-name="P15"><text:span text:style-name="T1">Bir Uygulamanın Sistemden Çıkışı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6.623cm" svg:height="8.721cm" svg:x="3.434cm" svg:y="1.766cm" draw:page-number="14" presentation:class="page"/>
          <draw:frame presentation:style-name="pr6" draw:text-style-name="P22" draw:layer="layout" svg:width="18.798cm" svg:height="10.27cm" svg:x="2.347cm" svg:y="11.045cm" presentation:class="notes" presentation:placeholder="true" presentation:user-transformed="true">
            <draw:text-box/>
          </draw:frame>
        </presentation:notes>
      </draw:page>
      <draw:page draw:name="Çıkış4" draw:style-name="dp1" draw:master-page-name="Varsayılan">
        <office:forms form:automatic-focus="false" form:apply-design-mode="false"/>
        <draw:g draw:id="id67">
          <draw:custom-shape draw:style-name="gr13" draw:text-style-name="P2" draw:layer="layout" svg:width="4.5cm" svg:height="4cm" svg:x="3.001cm" svg:y="5.199cm">
            <text:p text:style-name="P1"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1" draw:text-style-name="P10" draw:layer="layout" svg:width="3.533cm" svg:height="2.862cm" svg:x="3.485cm" svg:y="5.768cm">
            <draw:text-box>
              <text:p text:style-name="P9"><text:span text:style-name="T3">Paket</text:span></text:p>
              <text:p text:style-name="P9"><text:span text:style-name="T3">Yöneticisi</text:span></text:p>
              <text:p text:style-name="P9"><text:span text:style-name="T3">(Pisi)</text:span></text:p>
            </draw:text-box>
          </draw:frame>
        </draw:g>
        <draw:custom-shape draw:style-name="gr27" draw:text-style-name="P2" draw:id="id68" draw:layer="layout" svg:width="3.5cm" svg:height="2.6cm" svg:x="3.501cm" svg:y="12.242cm">
          <text:p text:style-name="P1"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3.5cm" svg:height="1cm" svg:x="3.501cm" svg:y="15.042cm">
          <text:p text:style-name="P1"/>
          <draw:enhanced-geometry svg:viewBox="0 0 21600 21600" draw:type="rectangle" draw:enhanced-path="M 0 0 L 21600 0 21600 21600 0 21600 0 0 Z N"/>
        </draw:custom-shape>
        <draw:frame draw:style-name="gr1" draw:text-style-name="P21" draw:layer="layout" svg:width="3.207cm" svg:height="1.925cm" svg:x="3.648cm" svg:y="12.61cm">
          <draw:text-box>
            <text:p text:style-name="P21"><text:span text:style-name="T3">Program</text:span></text:p>
            <text:p text:style-name="P21"><text:span text:style-name="T3">Paketi</text:span></text:p>
          </draw:text-box>
        </draw:frame>
        <draw:frame draw:style-name="gr1" draw:text-style-name="P21" draw:layer="layout" svg:width="2.729cm" svg:height="0.988cm" svg:x="3.887cm" svg:y="15.111cm">
          <draw:text-box>
            <text:p text:style-name="P21"><text:span text:style-name="T3">Betik 1</text:span></text:p>
          </draw:text-box>
        </draw:frame>
        <draw:custom-shape draw:style-name="gr27" draw:text-style-name="P2" draw:layer="layout" svg:width="3.5cm" svg:height="1cm" svg:x="3.501cm" svg:y="16.243cm">
          <text:p text:style-name="P1"/>
          <draw:enhanced-geometry svg:viewBox="0 0 21600 21600" draw:type="rectangle" draw:enhanced-path="M 0 0 L 21600 0 21600 21600 0 21600 0 0 Z N"/>
        </draw:custom-shape>
        <draw:frame draw:style-name="gr1" draw:text-style-name="P21" draw:layer="layout" svg:width="2.729cm" svg:height="0.988cm" svg:x="3.887cm" svg:y="16.312cm">
          <draw:text-box>
            <text:p text:style-name="P21"><text:span text:style-name="T3">Betik 2</text:span></text:p>
          </draw:text-box>
        </draw:frame>
        <draw:custom-shape draw:style-name="gr3" draw:text-style-name="P2" draw:id="id65" draw:layer="layout" svg:width="6cm" svg:height="6cm" svg:x="15.7cm" svg:y="4.21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draw:layer="layout" svg:width="4cm" svg:height="4cm" svg:x="16.7cm" svg:y="5.21cm">
          <text:p text:style-name="P1"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custom-shape draw:style-name="gr3" draw:text-style-name="P2" draw:id="id66" draw:layer="layout" svg:width="3.5cm" svg:height="3.5cm" svg:x="10.1cm" svg:y="5.45cm">
          <text:p text:style-name="P1"/>
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7" draw:layer="layout" svg:width="4.6cm" svg:height="1.8cm" svg:x="16.898cm" svg:y="6.718cm">
          <draw:text-box>
            <text:p text:style-name="P17"><text:span text:style-name="T2">Ana süreç</text:span></text:p>
          </draw:text-box>
        </draw:frame>
        <draw:frame draw:style-name="gr1" draw:text-style-name="P18" draw:layer="layout" svg:width="3.127cm" svg:height="1.925cm" svg:x="10.287cm" svg:y="6.208cm">
          <draw:text-box>
            <text:p text:style-name="P18"><text:span text:style-name="T3">Dış</text:span></text:p>
            <text:p text:style-name="P18"><text:span text:style-name="T3">Bağlantı</text:span></text:p>
          </draw:text-box>
        </draw:frame>
        <draw:custom-shape draw:style-name="gr20" draw:text-style-name="P2" draw:id="id64" draw:layer="layout" svg:width="3.5cm" svg:height="3.5cm" svg:x="16.95cm" svg:y="12cm">
          <text:p text:style-name="P1"/>
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8" draw:layer="layout" svg:width="3.36cm" svg:height="1.925cm" svg:x="17.098cm" svg:y="12.801cm">
          <draw:text-box>
            <text:p text:style-name="P18"><text:span text:style-name="T3">İş </text:span></text:p>
            <text:p text:style-name="P18"><text:span text:style-name="T3">Yürütücü</text:span></text:p>
          </draw:text-box>
        </draw:frame>
        <draw:frame draw:style-name="gr1" draw:text-style-name="P3" draw:layer="layout" svg:width="16.614cm" svg:height="1.237cm" svg:x="5.801cm" svg:y="2.003cm">
          <draw:text-box>
            <text:p text:style-name="P15"><text:span text:style-name="T1">Bir Uygulamanın Sistemden Çıkışı</text:span></text:p>
          </draw:text-box>
        </draw:frame>
        <draw:connector draw:style-name="gr17" draw:text-style-name="P2" draw:layer="layout" svg:x1="18.7cm" svg:y1="12cm" svg:x2="18.699cm" svg:y2="10.21cm" draw:start-shape="id64" draw:start-glue-point="0" draw:end-shape="id65" draw:end-glue-point="6">
          <text:p text:style-name="P1"/>
        </draw:connector>
        <draw:connector draw:style-name="gr17" draw:text-style-name="P2" draw:layer="layout" svg:x1="15.7cm" svg:y1="7.209cm" svg:x2="13.6cm" svg:y2="7.2cm" draw:start-shape="id65" draw:start-glue-point="5" draw:end-shape="id66" draw:end-glue-point="1">
          <text:p text:style-name="P1"/>
        </draw:connector>
        <draw:connector draw:style-name="gr17" draw:text-style-name="P2" draw:layer="layout" svg:x1="10.1cm" svg:y1="7.2cm" svg:x2="7.501cm" svg:y2="7.199cm" draw:start-shape="id66" draw:start-glue-point="3" draw:end-shape="id67" draw:end-glue-point="1">
          <text:p text:style-name="P1"/>
        </draw:connector>
        <draw:frame draw:style-name="gr21" draw:layer="layout" svg:width="6.725cm" svg:height="3.199cm" svg:x="7.6cm" svg:y="9.2cm">
          <draw:text-box>
            <text:p text:style-name="P1">Pisi, işlemin sonucu</text:p>
            <text:p text:style-name="P1">dönünce program</text:p>
            <text:p text:style-name="P1">dosyalarını silmeye</text:p>
            <text:p text:style-name="P1">başlar.</text:p>
          </draw:text-box>
        </draw:frame>
        <draw:connector draw:style-name="gr17" draw:text-style-name="P2" draw:layer="layout" svg:x1="5.251cm" svg:y1="9.199cm" svg:x2="5.251cm" svg:y2="12.242cm" draw:start-shape="id67" draw:start-glue-point="2" draw:end-shape="id68" draw:end-glue-point="0">
          <text:p text:style-name="P1"/>
        </draw:connector>
        <presentation:notes draw:style-name="dp2">
          <office:forms form:automatic-focus="false" form:apply-design-mode="false"/>
          <draw:page-thumbnail draw:style-name="gr8" draw:layer="layout" svg:width="17.099cm" svg:height="8.204cm" svg:x="3.532cm" svg:y="1.661cm" draw:page-number="15" presentation:class="page"/>
          <draw:frame presentation:style-name="pr7" draw:text-style-name="P23" draw:layer="layout" svg:width="19.336cm" svg:height="9.661cm" svg:x="2.253cm" svg:y="10.39cm" presentation:class="notes" presentation:placeholder="true" presentation:user-transformed="true">
            <draw:text-box/>
          </draw:frame>
        </presentation:notes>
      </draw:page>
      <draw:page draw:name="Olay" draw:style-name="dp1" draw:master-page-name="Varsayılan">
        <office:forms form:automatic-focus="false" form:apply-design-mode="false"/>
        <draw:custom-shape draw:style-name="gr3" draw:text-style-name="P2" draw:id="id72" draw:layer="layout" svg:width="6cm" svg:height="6cm" svg:x="7.902cm" svg:y="7.192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draw:layer="layout" svg:width="4cm" svg:height="4cm" svg:x="8.902cm" svg:y="8.192cm">
          <text:p text:style-name="P1"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custom-shape draw:style-name="gr3" draw:text-style-name="P2" draw:id="id73" draw:layer="layout" svg:width="3.5cm" svg:height="3.5cm" svg:x="9.152cm" svg:y="15.1cm">
          <text:p text:style-name="P1"/>
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71" draw:layer="layout" svg:width="3.5cm" svg:height="3.5cm" svg:x="16.052cm" svg:y="8.442cm">
          <text:p text:style-name="P1"/>
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69" draw:layer="layout" svg:width="3.5cm" svg:height="3.5cm" svg:x="22.15cm" svg:y="8.43cm">
          <text:p text:style-name="P1"/>
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7" draw:layer="layout" svg:width="4.6cm" svg:height="1.8cm" svg:x="9.1cm" svg:y="9.7cm">
          <draw:text-box>
            <text:p text:style-name="P17"><text:span text:style-name="T2">Ana süreç</text:span></text:p>
          </draw:text-box>
        </draw:frame>
        <draw:frame draw:style-name="gr1" draw:text-style-name="P18" draw:layer="layout" svg:width="3.262cm" svg:height="1.925cm" svg:x="9.3cm" svg:y="15.901cm">
          <draw:text-box>
            <text:p text:style-name="P18"><text:span text:style-name="T3">Olay</text:span></text:p>
            <text:p text:style-name="P18"><text:span text:style-name="T3">Takipçisi</text:span></text:p>
          </draw:text-box>
        </draw:frame>
        <draw:frame draw:style-name="gr1" draw:text-style-name="P18" draw:id="id70" draw:layer="layout" svg:width="3.36cm" svg:height="1.925cm" svg:x="16.2cm" svg:y="9.202cm">
          <draw:text-box>
            <text:p text:style-name="P18"><text:span text:style-name="T3">İş </text:span></text:p>
            <text:p text:style-name="P18"><text:span text:style-name="T3">Yürütücü</text:span></text:p>
          </draw:text-box>
        </draw:frame>
        <draw:frame draw:style-name="gr1" draw:text-style-name="P18" draw:layer="layout" svg:width="3.36cm" svg:height="2.862cm" svg:x="22.3cm" svg:y="8.803cm">
          <draw:text-box>
            <text:p text:style-name="P18"><text:span text:style-name="T3">Alt İş </text:span></text:p>
            <text:p text:style-name="P18"><text:span text:style-name="T3">Yürütücü</text:span></text:p>
            <text:p text:style-name="P18"><text:span text:style-name="T3">(apache)</text:span></text:p>
          </draw:text-box>
        </draw:frame>
        <draw:frame draw:style-name="gr1" draw:text-style-name="P3" draw:layer="layout" svg:width="5.832cm" svg:height="1.237cm" svg:x="10.6cm" svg:y="2cm">
          <draw:text-box>
            <text:p text:style-name="P15"><text:span text:style-name="T1">Olay Takibi</text:span></text:p>
          </draw:text-box>
        </draw:frame>
        <draw:connector draw:style-name="gr17" draw:text-style-name="P2" draw:layer="layout" svg:x1="22.15cm" svg:y1="10.18cm" svg:x2="19.56cm" svg:y2="10.164cm" draw:start-shape="id69" draw:start-glue-point="3" draw:end-shape="id70" draw:end-glue-point="1">
          <text:p text:style-name="P1"/>
        </draw:connector>
        <draw:connector draw:style-name="gr17" draw:text-style-name="P2" draw:layer="layout" svg:x1="16.052cm" svg:y1="10.192cm" svg:x2="13.902cm" svg:y2="10.191cm" draw:start-shape="id71" draw:start-glue-point="3" draw:end-shape="id72" draw:end-glue-point="7">
          <text:p text:style-name="P1"/>
        </draw:connector>
        <draw:connector draw:style-name="gr17" draw:text-style-name="P2" draw:layer="layout" svg:x1="10.901cm" svg:y1="13.192cm" svg:x2="10.902cm" svg:y2="15.1cm" draw:start-shape="id72" draw:start-glue-point="6" draw:end-shape="id73" draw:end-glue-point="0">
          <text:p text:style-name="P1"/>
        </draw:connector>
        <draw:frame draw:style-name="gr21" draw:layer="layout" svg:width="13.329cm" svg:height="5.41cm" svg:x="13.331cm" svg:y="12.6cm">
          <draw:text-box>
            <text:p text:style-name="P1">Bir betik belli bir sistem olayı olduğunda</text:p>
            <text:p text:style-name="P1">(bir zamanın gelmesi, sistemin belli bir</text:p>
            <text:p text:style-name="P1">durumda olması, çekirdekten gelen</text:p>
            <text:p text:style-name="P1">olaylar, vs) kendisine haber verilmesini</text:p>
            <text:p text:style-name="P1">istediğinde, Çomar bu durumu olay</text:p>
            <text:p text:style-name="P1">takipçisi sürece bildirir. Takipçi isteği</text:p>
            <text:p text:style-name="P1">kaydeder.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5.273cm" svg:height="10.476cm" svg:x="3.157cm" svg:y="2.123cm" draw:page-number="16" presentation:class="page"/>
          <draw:frame presentation:style-name="pr11" draw:text-style-name="P16" draw:layer="layout" svg:width="17.271cm" svg:height="12.573cm" svg:x="2.158cm" svg:y="13.27cm" presentation:class="notes" presentation:placeholder="true" presentation:user-transformed="true">
            <draw:text-box/>
          </draw:frame>
        </presentation:notes>
      </draw:page>
      <draw:page draw:name="Olay2" draw:style-name="dp1" draw:master-page-name="Varsayılan">
        <office:forms form:automatic-focus="false" form:apply-design-mode="false"/>
        <draw:custom-shape draw:style-name="gr3" draw:text-style-name="P2" draw:id="id75" draw:layer="layout" svg:width="6cm" svg:height="6cm" svg:x="7.902cm" svg:y="7.192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draw:layer="layout" svg:width="4cm" svg:height="4cm" svg:x="8.902cm" svg:y="8.192cm">
          <text:p text:style-name="P1"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custom-shape draw:style-name="gr3" draw:text-style-name="P2" draw:id="id74" draw:layer="layout" svg:width="3.5cm" svg:height="3.5cm" svg:x="9.152cm" svg:y="15.1cm">
          <text:p text:style-name="P1"/>
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76" draw:layer="layout" svg:width="3.5cm" svg:height="3.5cm" svg:x="16.052cm" svg:y="8.442cm">
          <text:p text:style-name="P1"/>
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7" draw:layer="layout" svg:width="4.6cm" svg:height="1.8cm" svg:x="9.1cm" svg:y="9.7cm">
          <draw:text-box>
            <text:p text:style-name="P17"><text:span text:style-name="T2">Ana süreç</text:span></text:p>
          </draw:text-box>
        </draw:frame>
        <draw:frame draw:style-name="gr1" draw:text-style-name="P18" draw:layer="layout" svg:width="3.262cm" svg:height="1.925cm" svg:x="9.3cm" svg:y="15.901cm">
          <draw:text-box>
            <text:p text:style-name="P18"><text:span text:style-name="T3">Olay</text:span></text:p>
            <text:p text:style-name="P18"><text:span text:style-name="T3">Takipçisi</text:span></text:p>
          </draw:text-box>
        </draw:frame>
        <draw:frame draw:style-name="gr1" draw:text-style-name="P18" draw:layer="layout" svg:width="3.36cm" svg:height="2.862cm" svg:x="16.2cm" svg:y="8.802cm">
          <draw:text-box>
            <text:p text:style-name="P18"><text:span text:style-name="T3">İş </text:span></text:p>
            <text:p text:style-name="P18"><text:span text:style-name="T3">Yürütücü</text:span></text:p>
            <text:p text:style-name="P18"><text:span text:style-name="T3">(apache)</text:span></text:p>
          </draw:text-box>
        </draw:frame>
        <draw:frame draw:style-name="gr1" draw:text-style-name="P3" draw:layer="layout" svg:width="5.832cm" svg:height="1.237cm" svg:x="10.6cm" svg:y="2cm">
          <draw:text-box>
            <text:p text:style-name="P15"><text:span text:style-name="T1">Olay Takibi</text:span></text:p>
          </draw:text-box>
        </draw:frame>
        <draw:frame draw:style-name="gr21" draw:text-style-name="P27" draw:layer="layout" svg:width="12.47cm" svg:height="2.462cm" svg:x="13.331cm" svg:y="12.6cm">
          <draw:text-box>
            <text:p text:style-name="P27">Bir olay gerçekleştiğinde, takipçi</text:p>
            <text:p text:style-name="P27">kayıtlarından olayla ilgilenen betikleri</text:p>
            <text:p text:style-name="P27">bularak, bunlara birer çağrı yapar.</text:p>
          </draw:text-box>
        </draw:frame>
        <draw:connector draw:style-name="gr17" draw:text-style-name="P2" draw:layer="layout" svg:x1="10.902cm" svg:y1="15.1cm" svg:x2="10.901cm" svg:y2="13.192cm" draw:start-shape="id74" draw:start-glue-point="0" draw:end-shape="id75" draw:end-glue-point="6">
          <text:p text:style-name="P1"/>
        </draw:connector>
        <draw:connector draw:style-name="gr17" draw:text-style-name="P2" draw:layer="layout" svg:x1="13.902cm" svg:y1="10.191cm" svg:x2="16.052cm" svg:y2="10.192cm" draw:start-shape="id75" draw:start-glue-point="7" draw:end-shape="id76" draw:end-glue-point="3">
          <text:p text:style-name="P1"/>
        </draw:connector>
        <presentation:notes draw:style-name="dp2">
          <office:forms form:automatic-focus="false" form:apply-design-mode="false"/>
          <draw:page-thumbnail draw:style-name="gr8" draw:layer="layout" svg:width="15.71cm" svg:height="9.855cm" svg:x="3.247cm" svg:y="1.997cm" draw:page-number="17" presentation:class="page"/>
          <draw:frame presentation:style-name="pr12" draw:text-style-name="P19" draw:layer="layout" svg:width="17.766cm" svg:height="11.828cm" svg:x="2.219cm" svg:y="12.483cm" presentation:class="notes" presentation:placeholder="true" presentation:user-transformed="true">
            <draw:text-box/>
          </draw:frame>
        </presentation:notes>
      </draw:page>
      <draw:page draw:name="Uyarı" draw:style-name="dp1" draw:master-page-name="Varsayılan">
        <office:forms form:automatic-focus="false" form:apply-design-mode="false"/>
        <draw:custom-shape draw:style-name="gr3" draw:text-style-name="P2" draw:id="id78" draw:layer="layout" svg:width="6cm" svg:height="6cm" svg:x="7.902cm" svg:y="9.992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draw:layer="layout" svg:width="4cm" svg:height="4cm" svg:x="8.902cm" svg:y="10.992cm">
          <text:p text:style-name="P1"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custom-shape draw:style-name="gr3" draw:text-style-name="P2" draw:id="id77" draw:layer="layout" svg:width="3.5cm" svg:height="3.5cm" svg:x="2.3cm" svg:y="11.242cm">
          <text:p text:style-name="P1"/>
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7" draw:layer="layout" svg:width="4.6cm" svg:height="1.8cm" svg:x="9.1cm" svg:y="12.5cm">
          <draw:text-box>
            <text:p text:style-name="P17"><text:span text:style-name="T2">Ana süreç</text:span></text:p>
          </draw:text-box>
        </draw:frame>
        <draw:frame draw:style-name="gr1" draw:text-style-name="P18" draw:layer="layout" svg:width="3.127cm" svg:height="1.925cm" svg:x="2.487cm" svg:y="12cm">
          <draw:text-box>
            <text:p text:style-name="P18"><text:span text:style-name="T3">Dış</text:span></text:p>
            <text:p text:style-name="P18"><text:span text:style-name="T3">Bağlantı</text:span></text:p>
          </draw:text-box>
        </draw:frame>
        <draw:g draw:id="id79">
          <draw:custom-shape draw:style-name="gr13" draw:text-style-name="P2" draw:layer="layout" svg:width="4.5cm" svg:height="4cm" svg:x="1.8cm" svg:y="4.5cm">
            <text:p text:style-name="P1"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1" draw:text-style-name="P10" draw:layer="layout" svg:width="3.309cm" svg:height="1.925cm" svg:x="2.396cm" svg:y="5.601cm">
            <draw:text-box>
              <text:p text:style-name="P9"><text:span text:style-name="T3">ÇOMAR</text:span></text:p>
              <text:p text:style-name="P9"><text:span text:style-name="T3">İstemcisi</text:span></text:p>
            </draw:text-box>
          </draw:frame>
        </draw:g>
        <draw:frame draw:style-name="gr1" draw:text-style-name="P3" draw:layer="layout" svg:width="4.304cm" svg:height="1.237cm" svg:x="11.5cm" svg:y="2cm">
          <draw:text-box>
            <text:p text:style-name="P15"><text:span text:style-name="T1">Uyarılar</text:span></text:p>
          </draw:text-box>
        </draw:frame>
        <draw:connector draw:style-name="gr24" draw:text-style-name="P2" draw:layer="layout" svg:x1="5.8cm" svg:y1="12.992cm" svg:x2="7.902cm" svg:y2="12.991cm" draw:start-shape="id77" draw:start-glue-point="1" draw:end-shape="id78" draw:end-glue-point="5">
          <text:p text:style-name="P1"/>
        </draw:connector>
        <draw:connector draw:style-name="gr17" draw:text-style-name="P2" draw:layer="layout" svg:x1="4.05cm" svg:y1="8.5cm" svg:x2="4.05cm" svg:y2="11.242cm" draw:start-shape="id79" draw:start-glue-point="2" draw:end-shape="id77" draw:end-glue-point="0">
          <text:p text:style-name="P1"/>
        </draw:connector>
        <draw:frame draw:style-name="gr21" draw:layer="layout" svg:width="15.103cm" svg:height="1.725cm" svg:x="6cm" svg:y="7.4cm">
          <draw:text-box>
            <text:p text:style-name="P1">İstemci bir yapılandırma olayına ilişkin uyarıyı</text:p>
            <text:p text:style-name="P1">almak istediğini bağlantı modülüne bildirir.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5.273cm" svg:height="10.476cm" svg:x="3.157cm" svg:y="2.123cm" draw:page-number="18" presentation:class="page"/>
          <draw:frame presentation:style-name="pr11" draw:text-style-name="P16" draw:layer="layout" svg:width="17.271cm" svg:height="12.573cm" svg:x="2.158cm" svg:y="13.27cm" presentation:class="notes" presentation:placeholder="true" presentation:user-transformed="true">
            <draw:text-box/>
          </draw:frame>
        </presentation:notes>
      </draw:page>
      <draw:page draw:name="Uyarı2" draw:style-name="dp1" draw:master-page-name="Varsayılan">
        <office:forms form:automatic-focus="false" form:apply-design-mode="false"/>
        <draw:custom-shape draw:style-name="gr3" draw:text-style-name="P2" draw:id="id82" draw:layer="layout" svg:width="6cm" svg:height="6cm" svg:x="7.902cm" svg:y="9.992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draw:layer="layout" svg:width="4cm" svg:height="4cm" svg:x="8.902cm" svg:y="10.992cm">
          <text:p text:style-name="P1"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custom-shape draw:style-name="gr3" draw:text-style-name="P2" draw:id="id83" draw:layer="layout" svg:width="3.5cm" svg:height="3.5cm" svg:x="2.3cm" svg:y="11.242cm">
          <text:p text:style-name="P1"/>
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80" draw:layer="layout" svg:width="3.5cm" svg:height="3.5cm" svg:x="22.152cm" svg:y="11.242cm">
          <text:p text:style-name="P1"/>
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7" draw:layer="layout" svg:width="4.6cm" svg:height="1.8cm" svg:x="9.1cm" svg:y="12.5cm">
          <draw:text-box>
            <text:p text:style-name="P17"><text:span text:style-name="T2">Ana süreç</text:span></text:p>
          </draw:text-box>
        </draw:frame>
        <draw:frame draw:style-name="gr1" draw:text-style-name="P18" draw:layer="layout" svg:width="3.127cm" svg:height="1.925cm" svg:x="2.487cm" svg:y="12cm">
          <draw:text-box>
            <text:p text:style-name="P18"><text:span text:style-name="T3">Dış</text:span></text:p>
            <text:p text:style-name="P18"><text:span text:style-name="T3">Bağlantı</text:span></text:p>
          </draw:text-box>
        </draw:frame>
        <draw:g draw:id="id81">
          <draw:custom-shape draw:style-name="gr3" draw:text-style-name="P2" draw:layer="layout" svg:width="3.5cm" svg:height="3.5cm" svg:x="16.052cm" svg:y="11.242cm">
            <text:p text:style-name="P1"/>
            <draw:enhanced-geometry svg:viewBox="0 0 21600 21600" draw:path-stretchpoint-x="10800" draw:path-stretchpoint-y="10800" draw:text-areas="?f3 ?f4 ?f5 ?f6" draw:type="round-rectangle" draw:modifiers="5921.8840257720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8" draw:layer="layout" svg:width="3.36cm" svg:height="1.925cm" svg:x="16.2cm" svg:y="12.002cm">
            <draw:text-box>
              <text:p text:style-name="P18"><text:span text:style-name="T3">İş </text:span></text:p>
              <text:p text:style-name="P18"><text:span text:style-name="T3">Yürütücü</text:span></text:p>
            </draw:text-box>
          </draw:frame>
        </draw:g>
        <draw:frame draw:style-name="gr1" draw:text-style-name="P18" draw:layer="layout" svg:width="3.36cm" svg:height="1.925cm" svg:x="22.2cm" svg:y="12.003cm">
          <draw:text-box>
            <text:p text:style-name="P18"><text:span text:style-name="T3">Alt İş </text:span></text:p>
            <text:p text:style-name="P18"><text:span text:style-name="T3">Yürütücü</text:span></text:p>
          </draw:text-box>
        </draw:frame>
        <draw:g draw:id="id84">
          <draw:custom-shape draw:style-name="gr13" draw:text-style-name="P2" draw:layer="layout" svg:width="4.5cm" svg:height="4cm" svg:x="1.8cm" svg:y="4.5cm">
            <text:p text:style-name="P1"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1" draw:text-style-name="P10" draw:layer="layout" svg:width="3.309cm" svg:height="1.925cm" svg:x="2.396cm" svg:y="5.601cm">
            <draw:text-box>
              <text:p text:style-name="P9"><text:span text:style-name="T3">ÇOMAR</text:span></text:p>
              <text:p text:style-name="P9"><text:span text:style-name="T3">İstemcisi</text:span></text:p>
            </draw:text-box>
          </draw:frame>
        </draw:g>
        <draw:frame draw:style-name="gr1" draw:text-style-name="P3" draw:layer="layout" svg:width="4.304cm" svg:height="1.237cm" svg:x="11.5cm" svg:y="2cm">
          <draw:text-box>
            <text:p text:style-name="P15"><text:span text:style-name="T1">Uyarılar</text:span></text:p>
          </draw:text-box>
        </draw:frame>
        <draw:connector draw:style-name="gr17" draw:text-style-name="P2" draw:layer="layout" svg:x1="22.152cm" svg:y1="12.992cm" svg:x2="19.56cm" svg:y2="12.992cm" draw:start-shape="id80" draw:start-glue-point="3" draw:end-shape="id81" draw:end-glue-point="1">
          <text:p text:style-name="P1"/>
        </draw:connector>
        <draw:connector draw:style-name="gr17" draw:text-style-name="P2" draw:layer="layout" svg:x1="16.052cm" svg:y1="12.992cm" svg:x2="13.902cm" svg:y2="12.991cm" draw:start-shape="id81" draw:start-glue-point="3" draw:end-shape="id82" draw:end-glue-point="7">
          <text:p text:style-name="P1"/>
        </draw:connector>
        <draw:connector draw:style-name="gr17" draw:text-style-name="P2" draw:layer="layout" svg:x1="7.902cm" svg:y1="12.991cm" svg:x2="5.8cm" svg:y2="12.992cm" draw:start-shape="id82" draw:start-glue-point="5" draw:end-shape="id83" draw:end-glue-point="1">
          <text:p text:style-name="P1"/>
        </draw:connector>
        <draw:connector draw:style-name="gr17" draw:text-style-name="P2" draw:layer="layout" svg:x1="4.05cm" svg:y1="11.242cm" svg:x2="4.05cm" svg:y2="8.5cm" draw:start-shape="id83" draw:start-glue-point="0" draw:end-shape="id84" draw:end-glue-point="2">
          <text:p text:style-name="P1"/>
        </draw:connector>
        <draw:frame draw:style-name="gr21" draw:layer="layout" svg:width="15.158cm" svg:height="2.462cm" svg:x="7.1cm" svg:y="7.1cm">
          <draw:text-box>
            <text:p text:style-name="P1">Bir betik yapılandırma olayı uyarısı verdiğinde</text:p>
            <text:p text:style-name="P1">bağlantı modülü bu uyarıyı önceden istemiş</text:p>
            <text:p text:style-name="P1">olan tüm bağlı istemcilere gönderir.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5.71cm" svg:height="9.855cm" svg:x="3.247cm" svg:y="1.997cm" draw:page-number="19" presentation:class="page"/>
          <draw:frame presentation:style-name="pr12" draw:text-style-name="P19" draw:layer="layout" svg:width="17.766cm" svg:height="11.828cm" svg:x="2.219cm" svg:y="12.48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Varsayılan">
        <office:forms form:automatic-focus="false" form:apply-design-mode="false"/>
        <draw:frame draw:style-name="gr1" draw:text-style-name="P3" draw:layer="layout" svg:width="5.015cm" svg:height="1.237cm" svg:x="11.493cm" svg:y="2.001cm">
          <draw:text-box>
            <text:p text:style-name="P15"><text:span text:style-name="T1">Özellikler</text:span></text:p>
          </draw:text-box>
        </draw:frame>
        <draw:frame draw:style-name="gr21" draw:text-style-name="P28" draw:layer="layout" svg:width="17.127cm" svg:height="11.295cm" svg:x="5.5cm" svg:y="4.9cm">
          <draw:text-box>
            <text:p text:style-name="P28">Sağlamlık</text:p>
            <text:p text:style-name="P28"><text:tab/>Yalıtılmış süreçler</text:p>
            <text:p text:style-name="P28"><text:tab/>Bağlantı ve ana süreç ayakta kaldığı sürece tüm</text:p>
            <text:p text:style-name="P28"><text:tab/>süreçler kontrol edilebilir, yeniden başlatılabilir.</text:p>
            <text:p text:style-name="P28"/>
            <text:p text:style-name="P28">Güvenlik</text:p>
            <text:p text:style-name="P28"><text:tab/>Saldırı noktası: Dış bağlantı</text:p>
            <text:p text:style-name="P28"><text:tab/>Süreçlerin yetkileri ve ihtiyaçları</text:p>
            <text:p text:style-name="P28"/>
            <text:p text:style-name="P28">Performans</text:p>
            <text:p text:style-name="P28"><text:tab/>Paralel çalışma</text:p>
            <text:p text:style-name="P28"><text:tab/>Süreç performansı (copy-on-write)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5.273cm" svg:height="10.476cm" svg:x="3.157cm" svg:y="2.123cm" draw:page-number="20" presentation:class="page"/>
          <draw:frame presentation:style-name="pr3" draw:text-style-name="P16" draw:layer="layout" svg:width="17.271cm" svg:height="12.336cm" svg:x="2.158cm" svg:y="13.2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tr" fo:country="TR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arsayıla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Varsayıla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Varsayılan-background" style:family="presentation">
      <style:graphic-properties draw:stroke="none" draw:fill="none"/>
    </style:style>
    <style:style style:name="Varsayılan-backgroundobjects" style:family="presentation">
      <style:graphic-properties draw:shadow="hidden" draw:shadow-offset-x="0.3cm" draw:shadow-offset-y="0.3cm" draw:shadow-color="#808080"/>
    </style:style>
    <style:style style:name="Varsayılan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Varsayılan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Varsayılan-outline2" style:family="presentation" style:parent-style-name="Varsayıl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page-number>&lt;numara&gt;</text:page-number></text:p>
        </draw:text-box>
      </draw:frame>
      <draw:page-thumbnail draw:layer="backgroundobjects" svg:width="5.939cm" svg:height="4.454cm" svg:x="2.97cm" svg:y="4.016cm" draw:page-number="2"/>
      <draw:page-thumbnail draw:layer="backgroundobjects" svg:width="5.939cm" svg:height="4.454cm" svg:x="11.88cm" svg:y="4.016cm"/>
      <draw:page-thumbnail draw:layer="backgroundobjects" svg:width="5.939cm" svg:height="4.454cm" svg:x="20.79cm" svg:y="4.016cm"/>
      <draw:page-thumbnail draw:layer="backgroundobjects" svg:width="5.939cm" svg:height="4.454cm" svg:x="2.97cm" svg:y="12.517cm"/>
      <draw:page-thumbnail draw:layer="backgroundobjects" svg:width="5.939cm" svg:height="4.454cm" svg:x="11.88cm" svg:y="12.517cm"/>
      <draw:page-thumbnail draw:layer="backgroundobjects" svg:width="5.939cm" svg:height="4.454cm" svg:x="20.79cm" svg:y="12.517cm"/>
    </style:handout-master>
    <style:master-page style:name="Varsayılan" style:page-layout-name="PM1" draw:style-name="dp1">
      <office:forms form:automatic-focus="false" form:apply-design-mode="false"/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ara&gt;</text:page-number></text:p>
        </draw:text-box>
      </draw:frame>
      <presentation:notes style:page-layout-name="PM2">
        <office:forms form:automatic-focus="false" form:apply-design-mode="false"/>
        <draw:page-thumbnail presentation:style-name="Varsayılan-title" draw:layer="backgroundobjects" svg:width="14.848cm" svg:height="11.136cm" svg:x="3.07cm" svg:y="2.257cm" presentation:class="page"/>
        <draw:frame presentation:style-name="Varsayılan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page-number>&lt;numara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13$Linux OpenOffice.org_project/680m113$Build-8930</meta:generator>
    <meta:initial-creator>Gürer Özen</meta:initial-creator>
    <meta:creation-date>2005-10-01T14:44:21</meta:creation-date>
    <dc:creator>Gürer Özen</dc:creator>
    <dc:date>2005-10-02T00:07:58</dc:date>
    <dc:language>tr-TR</dc:language>
    <meta:editing-cycles>25</meta:editing-cycles>
    <meta:editing-duration>PT8H37M54S</meta:editing-duration>
    <meta:user-defined meta:name="Info 1"/>
    <meta:user-defined meta:name="Info 2"/>
    <meta:user-defined meta:name="Info 3"/>
    <meta:user-defined meta:name="Info 4"/>
    <meta:document-statistic meta:object-count="433"/>
  </office:meta>
</office:document-meta>
</file>